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indent="0.499cm" style:auto-text-indent="false"/>
    </style:style>
    <style:style style:name="P2" style:family="paragraph" style:parent-style-name="Text_20_body">
      <style:paragraph-properties fo:margin-left="0cm" fo:margin-right="0cm" fo:text-align="justify" style:justify-single-word="false" fo:text-indent="0.499cm" style:auto-text-indent="false"/>
    </style:style>
    <style:style style:name="P3" style:family="paragraph" style:parent-style-name="Text_20_body">
      <style:paragraph-properties fo:margin-left="0cm" fo:margin-right="0cm" fo:text-align="center" style:justify-single-word="false" fo:text-indent="0.499cm" style:auto-text-indent="false"/>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6"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color="#6666ff"/>
    </style:style>
    <style:style style:name="P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0" style:family="paragraph" style:parent-style-name="Text_20_body">
      <style:paragraph-properties fo:margin-left="0cm" fo:margin-right="0cm" fo:text-align="justify" style:justify-single-word="false" fo:text-indent="0.499cm" style:auto-text-indent="false"/>
      <style:text-properties fo:color="#800000"/>
    </style:style>
    <style:style style:name="P1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color="#66ffff"/>
    </style:style>
    <style:style style:name="P13"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14"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1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7" style:family="paragraph" style:parent-style-name="Text_20_body">
      <style:paragraph-properties fo:margin-left="0cm" fo:margin-right="0cm" fo:margin-top="0cm" fo:margin-bottom="0.212cm" style:contextual-spacing="false" fo:text-align="center" style:justify-single-word="false" fo:text-indent="0.499cm" style:auto-text-indent="false"/>
      <style:text-properties fo:language="ru" fo:country="RU"/>
    </style:style>
    <style:style style:name="P1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style:style>
    <style:style style:name="P1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style:style>
    <style:style style:name="P2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style:style>
    <style:style style:name="P2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fo:font-style="normal" style:font-style-asian="normal" style:font-style-complex="normal"/>
    </style:style>
    <style:style style:name="P22" style:family="paragraph" style:parent-style-name="Standard">
      <style:paragraph-properties fo:margin-left="0cm" fo:margin-right="0cm" fo:margin-top="0cm" fo:margin-bottom="0.212cm" style:contextual-spacing="false" fo:text-align="justify" style:justify-single-word="false" fo:text-indent="0.499cm" style:auto-text-indent="false"/>
    </style:style>
    <style:style style:name="P23" style:family="paragraph" style:parent-style-name="Standard">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24" style:family="paragraph" style:parent-style-name="Text_20_body">
      <style:text-properties fo:language="ru" fo:country="RU"/>
    </style:style>
    <style:style style:name="P25" style:family="paragraph" style:parent-style-name="Text_20_body">
      <style:paragraph-properties fo:text-align="justify" style:justify-single-word="false"/>
      <style:text-properties fo:language="ru" fo:country="RU"/>
    </style:style>
    <style:style style:name="P26" style:family="paragraph" style:parent-style-name="Text_20_body">
      <style:paragraph-properties fo:text-align="justify" style:justify-single-word="false"/>
    </style:style>
    <style:style style:name="P27" style:family="paragraph" style:parent-style-name="Text_20_body">
      <style:paragraph-properties fo:margin-top="0cm" fo:margin-bottom="0.212cm" style:contextual-spacing="false" fo:text-align="justify" style:justify-single-word="false"/>
      <style:text-properties fo:language="ru" fo:country="RU"/>
    </style:style>
    <style:style style:name="P28" style:family="paragraph" style:parent-style-name="Text_20_body">
      <style:paragraph-properties fo:margin-top="0cm" fo:margin-bottom="0.212cm" style:contextual-spacing="false" fo:text-align="justify" style:justify-single-word="false"/>
      <style:text-properties fo:language="en" fo:country="US"/>
    </style:style>
    <style:style style:name="P29" style:family="paragraph" style:parent-style-name="Text_20_body">
      <style:paragraph-properties fo:margin-top="0cm" fo:margin-bottom="0.212cm" style:contextual-spacing="false" fo:text-align="justify" style:justify-single-word="false"/>
      <style:text-properties style:use-window-font-color="true" fo:language="ru" fo:country="RU"/>
    </style:style>
    <style:style style:name="P30" style:family="paragraph" style:parent-style-name="Text_20_body">
      <style:paragraph-properties fo:margin-top="0cm" fo:margin-bottom="0.212cm" style:contextual-spacing="false" fo:text-align="justify" style:justify-single-word="false"/>
      <style:text-properties style:use-window-font-color="true" fo:language="ru" fo:country="RU" fo:background-color="transparent"/>
    </style:style>
    <style:style style:name="P31" style:family="paragraph" style:parent-style-name="Text_20_body">
      <style:paragraph-properties fo:margin-top="0cm" fo:margin-bottom="0.212cm" style:contextual-spacing="false" fo:text-align="justify" style:justify-single-word="false"/>
      <style:text-properties fo:color="#ff3333" fo:language="ru" fo:country="RU"/>
    </style:style>
    <style:style style:name="P32"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style:style>
    <style:style style:name="P33" style:family="paragraph" style:parent-style-name="First_20_line_20_indent">
      <style:text-properties fo:language="ru" fo:country="RU"/>
    </style:style>
    <style:style style:name="P34" style:family="paragraph" style:parent-style-name="First_20_line_20_indent">
      <style:text-properties fo:font-size="15pt" fo:language="ru" fo:country="RU" style:font-size-asian="15pt" style:font-size-complex="15pt"/>
    </style:style>
    <style:style style:name="P35" style:family="paragraph" style:parent-style-name="First_20_line_20_indent">
      <style:paragraph-properties fo:margin-left="0cm" fo:margin-right="0cm" fo:text-indent="0cm" style:auto-text-indent="false"/>
      <style:text-properties fo:language="ru" fo:country="RU"/>
    </style:style>
    <style:style style:name="P36" style:family="paragraph" style:parent-style-name="Text_20_body">
      <style:paragraph-properties fo:margin-left="0cm" fo:margin-right="0cm" fo:margin-top="0cm" fo:margin-bottom="0.212cm" style:contextual-spacing="false" fo:text-align="justify" style:justify-single-word="false" fo:text-indent="0cm" style:auto-text-indent="false"/>
    </style:style>
    <style:style style:name="P3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style:style>
    <style:style style:name="P38"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style:style>
    <style:style style:name="P3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style:style>
    <style:style style:name="P4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style:style>
    <style:style style:name="P4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style:style>
    <style:style style:name="P42"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style:style>
    <style:style style:name="P43" style:family="paragraph" style:parent-style-name="Text_20_body">
      <style:paragraph-properties fo:margin-left="0cm" fo:margin-right="0cm" fo:text-align="justify" style:justify-single-word="false" fo:text-indent="0cm" style:auto-text-indent="false"/>
    </style:style>
    <style:style style:name="P44" style:family="paragraph" style:parent-style-name="Text_20_body">
      <style:paragraph-properties fo:margin-left="0cm" fo:margin-right="0cm" fo:text-align="justify" style:justify-single-word="false" fo:text-indent="0cm" style:auto-text-indent="false"/>
      <style:text-propertie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cm" style:auto-text-indent="false"/>
      <style:text-properties fo:language="en" fo:country="US"/>
    </style:style>
    <style:style style:name="P46" style:family="paragraph" style:parent-style-name="Text_20_body">
      <style:paragraph-properties fo:margin-left="0cm" fo:margin-right="0cm" fo:text-align="center" style:justify-single-word="false" fo:text-indent="0cm" style:auto-text-indent="false"/>
    </style:style>
    <style:style style:name="P47" style:family="paragraph" style:parent-style-name="Text_20_body">
      <style:paragraph-properties fo:margin-left="0cm" fo:margin-right="0cm" fo:text-align="justify" style:justify-single-word="false" fo:text-indent="0cm" style:auto-text-indent="false"/>
      <style:text-properties fo:color="#800000"/>
    </style:style>
    <style:style style:name="P48"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49" style:family="paragraph" style:parent-style-name="First_20_line_20_indent" style:list-style-name="L18">
      <style:text-properties fo:language="ru" fo:country="RU"/>
    </style:style>
    <style:style style:name="P50" style:family="paragraph" style:parent-style-name="First_20_line_20_indent" style:list-style-name="L19">
      <style:text-properties fo:language="ru" fo:country="RU"/>
    </style:style>
    <style:style style:name="P51" style:family="paragraph" style:parent-style-name="First_20_line_20_indent" style:list-style-name="L19">
      <style:paragraph-properties fo:margin-left="0cm" fo:margin-right="0cm" fo:text-indent="0cm" style:auto-text-indent="false"/>
      <style:text-properties fo:language="ru" fo:country="RU"/>
    </style:style>
    <style:style style:name="P52" style:family="paragraph" style:parent-style-name="Heading_20_1">
      <style:paragraph-properties fo:margin-left="0cm" fo:margin-right="0cm" fo:text-align="center" style:justify-single-word="false" fo:text-indent="0.499cm" style:auto-text-indent="false"/>
    </style:style>
    <style:style style:name="P53" style:family="paragraph" style:parent-style-name="Heading_20_2">
      <style:text-properties fo:language="ru" fo:country="RU"/>
    </style:style>
    <style:style style:name="P54" style:family="paragraph" style:parent-style-name="Heading_20_2">
      <style:paragraph-properties fo:margin-left="0cm" fo:margin-right="0cm" fo:text-indent="0.499cm" style:auto-text-indent="false"/>
    </style:style>
    <style:style style:name="P55" style:family="paragraph" style:parent-style-name="Text_20_body" style:list-style-name="L1">
      <style:paragraph-properties fo:text-align="justify" style:justify-single-word="false"/>
    </style:style>
    <style:style style:name="P56" style:family="paragraph" style:parent-style-name="Text_20_body" style:list-style-name="L1">
      <style:paragraph-properties fo:text-align="justify" style:justify-single-word="false"/>
      <style:text-properties fo:language="ru" fo:country="RU"/>
    </style:style>
    <style:style style:name="P57" style:family="paragraph" style:parent-style-name="Text_20_body" style:list-style-name="L2">
      <style:paragraph-properties fo:text-align="justify" style:justify-single-word="false"/>
      <style:text-properties fo:language="ru" fo:country="RU"/>
    </style:style>
    <style:style style:name="P58" style:family="paragraph" style:parent-style-name="Text_20_body" style:list-style-name="L10">
      <style:paragraph-properties fo:text-align="justify" style:justify-single-word="false"/>
      <style:text-properties fo:language="ru" fo:country="RU"/>
    </style:style>
    <style:style style:name="P59" style:family="paragraph" style:parent-style-name="Text_20_body" style:list-style-name="L11">
      <style:paragraph-properties fo:text-align="justify" style:justify-single-word="false"/>
      <style:text-properties fo:language="ru" fo:country="RU"/>
    </style:style>
    <style:style style:name="P60" style:family="paragraph" style:parent-style-name="Text_20_body" style:list-style-name="L12">
      <style:paragraph-properties fo:text-align="justify" style:justify-single-word="false"/>
      <style:text-properties fo:language="ru" fo:country="RU"/>
    </style:style>
    <style:style style:name="P61" style:family="paragraph" style:parent-style-name="Text_20_body" style:list-style-name="L3">
      <style:text-properties fo:language="ru" fo:country="RU"/>
    </style:style>
    <style:style style:name="P62" style:family="paragraph" style:parent-style-name="Text_20_body" style:list-style-name="L8">
      <style:text-properties fo:language="ru" fo:country="RU"/>
    </style:style>
    <style:style style:name="P63" style:family="paragraph" style:parent-style-name="Text_20_body" style:list-style-name="L9">
      <style:text-properties fo:language="ru" fo:country="RU"/>
    </style:style>
    <style:style style:name="P64"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67" style:family="paragraph" style:parent-style-name="Text_20_body">
      <style:paragraph-properties fo:margin-left="0cm" fo:margin-right="0cm" fo:text-align="justify" style:justify-single-word="false" fo:text-indent="0.499cm" style:auto-text-indent="false"/>
      <style:text-properties officeooo:paragraph-rsid="00054174"/>
    </style:style>
    <style:style style:name="P68" style:family="paragraph" style:parent-style-name="Text_20_body">
      <style:paragraph-properties fo:margin-left="0cm" fo:margin-right="0cm" fo:text-align="justify" style:justify-single-word="false" fo:text-indent="0.499cm" style:auto-text-indent="false"/>
      <style:text-properties officeooo:paragraph-rsid="00057ba1"/>
    </style:style>
    <style:style style:name="P69" style:family="paragraph" style:parent-style-name="Text_20_body">
      <style:paragraph-properties fo:margin-left="0cm" fo:margin-right="0cm" fo:text-align="justify" style:justify-single-word="false" fo:text-indent="0.499cm" style:auto-text-indent="false"/>
      <style:text-properties officeooo:paragraph-rsid="00070da7"/>
    </style:style>
    <style:style style:name="P70" style:family="paragraph" style:parent-style-name="Text_20_body">
      <style:paragraph-properties fo:margin-left="0cm" fo:margin-right="0cm" fo:text-align="justify" style:justify-single-word="false" fo:text-indent="0.499cm" style:auto-text-indent="false"/>
      <style:text-properties officeooo:paragraph-rsid="00072ab5"/>
    </style:style>
    <style:style style:name="P71" style:family="paragraph" style:parent-style-name="Text_20_body">
      <style:paragraph-properties fo:margin-left="0cm" fo:margin-right="0cm" fo:text-align="justify" style:justify-single-word="false" fo:text-indent="0.499cm" style:auto-text-indent="false"/>
      <style:text-properties fo:color="#800000" officeooo:paragraph-rsid="00072ab5"/>
    </style:style>
    <style:style style:name="P72" style:family="paragraph" style:parent-style-name="Text_20_body">
      <style:paragraph-properties fo:margin-left="0cm" fo:margin-right="0cm" fo:text-align="justify" style:justify-single-word="false" fo:text-indent="0.499cm" style:auto-text-indent="false"/>
      <style:text-properties fo:color="#00ccff" officeooo:paragraph-rsid="00072ab5"/>
    </style:style>
    <style:style style:name="P73" style:family="paragraph" style:parent-style-name="Text_20_body" style:list-style-name="L5">
      <style:paragraph-properties fo:margin-left="0cm" fo:margin-right="0cm" fo:margin-top="0cm" fo:margin-bottom="0.212cm" style:contextual-spacing="false" fo:text-align="justify" style:justify-single-word="false" fo:text-indent="0.499cm" style:auto-text-indent="false"/>
    </style:style>
    <style:style style:name="P74"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style>
    <style:style style:name="P75" style:family="paragraph" style:parent-style-name="Text_20_body" style:list-style-name="L7">
      <style:paragraph-properties fo:margin-left="0cm" fo:margin-right="0cm" fo:margin-top="0cm" fo:margin-bottom="0.212cm" style:contextual-spacing="false" fo:text-align="justify" style:justify-single-word="false" fo:text-indent="0.499cm" style:auto-text-indent="false"/>
    </style:style>
    <style:style style:name="P76" style:family="paragraph" style:parent-style-name="Text_20_body" style:list-style-name="L7">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77" style:family="paragraph" style:parent-style-name="Text_20_body" style:list-style-name="L1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78" style:family="paragraph" style:parent-style-name="Text_20_body" style:list-style-name="L14">
      <style:paragraph-properties fo:margin-top="0cm" fo:margin-bottom="0.212cm" style:contextual-spacing="false" fo:text-align="justify" style:justify-single-word="false"/>
      <style:text-properties fo:language="ru" fo:country="RU"/>
    </style:style>
    <style:style style:name="P79" style:family="paragraph" style:parent-style-name="Text_20_body" style:list-style-name="L15">
      <style:paragraph-properties fo:margin-top="0cm" fo:margin-bottom="0.212cm" style:contextual-spacing="false" fo:text-align="justify" style:justify-single-word="false"/>
      <style:text-properties fo:language="ru" fo:country="RU"/>
    </style:style>
    <style:style style:name="P80" style:family="paragraph" style:parent-style-name="Text_20_body" style:list-style-name="L16">
      <style:paragraph-properties fo:margin-top="0cm" fo:margin-bottom="0.212cm" style:contextual-spacing="false" fo:text-align="justify" style:justify-single-word="false"/>
      <style:text-properties fo:language="ru" fo:country="RU"/>
    </style:style>
    <style:style style:name="P81" style:family="paragraph" style:parent-style-name="Text_20_body" style:list-style-name="L17">
      <style:paragraph-properties fo:margin-top="0cm" fo:margin-bottom="0.212cm" style:contextual-spacing="false" fo:text-align="justify" style:justify-single-word="false"/>
      <style:text-properties fo:language="ru" fo:country="RU"/>
    </style:style>
    <style:style style:name="P82" style:family="paragraph" style:parent-style-name="Text_20_body" style:list-style-name="L18">
      <style:paragraph-properties fo:margin-top="0cm" fo:margin-bottom="0.212cm" style:contextual-spacing="false" fo:text-align="justify" style:justify-single-word="false"/>
      <style:text-properties fo:language="ru" fo:country="RU"/>
    </style:style>
    <style:style style:name="P83" style:family="paragraph" style:parent-style-name="Text_20_body" style:list-style-name="L20">
      <style:paragraph-properties fo:margin-top="0cm" fo:margin-bottom="0.212cm" style:contextual-spacing="false" fo:text-align="justify" style:justify-single-word="false"/>
      <style:text-properties style:use-window-font-color="true" fo:language="ru" fo:country="RU" fo:background-color="transparent"/>
    </style:style>
    <style:style style:name="P84" style:family="paragraph" style:parent-style-name="Text_20_body" style:list-style-name="L21">
      <style:paragraph-properties fo:margin-top="0cm" fo:margin-bottom="0.212cm" style:contextual-spacing="false" fo:text-align="justify" style:justify-single-word="false"/>
      <style:text-properties style:use-window-font-color="true" fo:language="ru" fo:country="RU" fo:background-color="transparent"/>
    </style:style>
    <style:style style:name="P85" style:family="paragraph" style:parent-style-name="Text_20_body" style:list-style-name="L22">
      <style:paragraph-properties fo:margin-top="0cm" fo:margin-bottom="0.212cm" style:contextual-spacing="false" fo:text-align="justify" style:justify-single-word="false"/>
      <style:text-properties style:use-window-font-color="true" fo:language="ru" fo:country="RU"/>
    </style:style>
    <style:style style:name="P86" style:family="paragraph" style:parent-style-name="Text_20_body" style:list-style-name="L23">
      <style:paragraph-properties fo:margin-top="0cm" fo:margin-bottom="0.212cm" style:contextual-spacing="false" fo:text-align="justify" style:justify-single-word="false"/>
      <style:text-properties fo:language="en" fo:country="US"/>
    </style:style>
    <style:style style:name="P87" style:family="paragraph" style:parent-style-name="Text_20_body" style:list-style-name="L23">
      <style:paragraph-properties fo:margin-top="0cm" fo:margin-bottom="0.212cm" style:contextual-spacing="false" fo:text-align="justify" style:justify-single-word="false"/>
      <style:text-properties fo:color="#ff3333" fo:language="ru" fo:country="RU"/>
    </style:style>
    <style:style style:name="T1" style:family="text">
      <style:text-properties fo:language="ru" fo:country="RU"/>
    </style:style>
    <style:style style:name="T2" style:family="text">
      <style:text-properties fo:language="ru" fo:country="RU" officeooo:rsid="00054174"/>
    </style:style>
    <style:style style:name="T3" style:family="text">
      <style:text-properties fo:language="ru" fo:country="RU" officeooo:rsid="00070da7"/>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language="en" fo:country="US" officeooo:rsid="00057ba1"/>
    </style:style>
    <style:style style:name="T7" style:family="text">
      <style:text-properties fo:language="en" fo:country="US" officeooo:rsid="00072ab5"/>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ff6600"/>
    </style:style>
    <style:style style:name="T15" style:family="text">
      <style:text-properties fo:color="#ff6600" fo:language="ru" fo:country="RU"/>
    </style:style>
    <style:style style:name="T16" style:family="text">
      <style:text-properties fo:color="#ff6600" fo:language="ru" fo:country="RU" fo:font-style="normal" style:font-style-asian="normal" style:font-style-complex="normal"/>
    </style:style>
    <style:style style:name="T17" style:family="text">
      <style:text-properties fo:font-weight="bold" style:font-weight-asian="bold" style:font-weight-complex="bold"/>
    </style:style>
    <style:style style:name="T18" style:family="text">
      <style:text-properties style:use-window-font-color="true"/>
    </style:style>
    <style:style style:name="T19" style:family="text">
      <style:text-properties fo:background-color="transparen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Последний фанфик</text:h>
      <text:p text:style-name="P2"/>
      <text:p text:style-name="P4">Оригинал (недоступен, «спасибо» гуглу):</text:p>
      <text:p text:style-name="P2"><text:a xlink:type="simple" xlink:href="https://docs.google.com/document/d/1xODIJZwRl461PkSzRSXCB2GboLYTH9uPZGKkHRTQJa8/edit?usp=drive_web&amp;amp;usp=embed_facebook" text:style-name="Internet_20_link">https://docs.google.com/document/d/1xODIJZwRl461PkSzRSXCB2GboLYTH9uPZGKkHRTQJa8/edit?usp=drive_web&amp;amp;usp=embed_facebook</text:a></text:p>
      <text:p text:style-name="P2"/>
      <text:h text:style-name="Heading_20_2" text:outline-level="2">Прочитанные фанфики</text:h>
      <text:h text:style-name="Heading_20_3" text:outline-level="3">Лучшие</text:h>
      <text:p text:style-name="P2"><text:a xlink:type="simple" xlink:href="http://everypony.ru/fanfik-na-dosuge-iskrenne-tvoya" text:style-name="Internet_20_link">http://everypony.ru/fanfik-na-dosuge-iskrenne-tvoya</text:a></text:p>
      <text:p text:style-name="P2"><text:a xlink:type="simple" xlink:href="http://everypony.ru/rasskaz-tysyacha-let-v-odinochestve" text:style-name="Internet_20_link">http://everypony.ru/rasskaz-tysyacha-let-v-odinochestve</text:a></text:p>
      <text:p text:style-name="P2"><text:a xlink:type="simple" xlink:href="https://darkpony.ru/vechno-moloda" text:style-name="Internet_20_link">https://darkpony.ru/vechno-moloda</text:a></text:p>
      <text:p text:style-name="P2"><text:a xlink:type="simple" xlink:href="https://darkpony.ru/tvajlajt-sparkl-zavarivaet-chaj/" text:style-name="Internet_20_link">https://darkpony.ru/tvajlajt-sparkl-zavarivaet-chaj/</text:a></text:p>
      <text:p text:style-name="P2"><text:a xlink:type="simple" xlink:href="http://everypony.ru/instrukciya-po-pravilnomu-shippingu" text:style-name="Internet_20_link">http://everypony.ru/instrukciya-po-pravilnomu-shippingu</text:a></text:p>
      <text:p text:style-name="P2"><text:a xlink:type="simple" xlink:href="https://darkpony.ru/pastoralnyj-fanfik-pro-krizalis" text:style-name="Internet_20_link">https://darkpony.ru/pastoralnyj-fanfik-pro-krizalis</text:a></text:p>
      <text:p text:style-name="P2"><text:a xlink:type="simple" xlink:href="http://everypony.ru/kogda-mne-bylo-tridcat" text:style-name="Internet_20_link">http://everypony.ru/kogda-mne-bylo-tridcat</text:a></text:p>
      <text:p text:style-name="P2"><text:a xlink:type="simple" xlink:href="https://darkpony.ru/samoe-zavetnoe-zhelanie/" text:style-name="Internet_20_link">https://darkpony.ru/samoe-zavetnoe-zhelanie/</text:a></text:p>
      <text:p text:style-name="P2"><text:a xlink:type="simple" xlink:href="https://darkpony.ru/rent-a-love" text:style-name="Internet_20_link">https://darkpony.ru/rent-a-love</text:a></text:p>
      <text:p text:style-name="P2"><text:a xlink:type="simple" xlink:href="https://darkpony.ru/rent-a-love-never-ever/" text:style-name="Internet_20_link">https://darkpony.ru/rent-a-love-never-ever/</text:a></text:p>
      <text:p text:style-name="P2"><text:a xlink:type="simple" xlink:href="http://everypony.ru/fanfik-na-dosuge-princessa-selestiya-nenavidit-chaj" text:style-name="Internet_20_link">http://everypony.ru/fanfik-na-dosuge-princessa-selestiya-nenavidit-chaj</text:a></text:p>
      <text:p text:style-name="P2"><text:a xlink:type="simple" xlink:href="https://darkpony.ru/to-chto-ty-ne-xochesh-znat/" text:style-name="Internet_20_link">https://darkpony.ru/to-chto-ty-ne-xochesh-znat/</text:a></text:p>
      <text:p text:style-name="P2"/>
      <text:h text:style-name="Heading_20_3" text:outline-level="3">Похуже</text:h>
      <text:p text:style-name="P2"><text:a xlink:type="simple" xlink:href="http://everypony.ru/rasskaz-zabiraj" text:style-name="Internet_20_link">http://everypony.ru/rasskaz-zabiraj</text:a></text:p>
      <text:p text:style-name="P2"><text:a xlink:type="simple" xlink:href="http://stories.everypony.ru/story/32/download/Selestiya_tozhe_lyubit_maffiny.html.zip" text:style-name="Internet_20_link">http://stories.everypony.ru/story/32/download/Selestiya_tozhe_lyubit_maffiny.html.zip</text:a></text:p>
      <text:p text:style-name="P2"><text:a xlink:type="simple" xlink:href="http://everypony.ru/rasskaz-upavshee-nebo" text:style-name="Internet_20_link">http://everypony.ru/rasskaz-upavshee-nebo</text:a></text:p>
      <text:p text:style-name="P2"><text:a xlink:type="simple" xlink:href="http://everypony.ru/rasskaz-fabrika-radug" text:style-name="Internet_20_link">http://everypony.ru/rasskaz-fabrika-radug</text:a></text:p>
      <text:p text:style-name="P2"><text:a xlink:type="simple" xlink:href="http://everypony.ru/rasskaz-po-tu-storonu-radugi" text:style-name="Internet_20_link">http://everypony.ru/rasskaz-po-tu-storonu-radugi</text:a></text:p>
      <text:p text:style-name="P2"><text:a xlink:type="simple" xlink:href="http://everypony.ru/rasskaz-iz-chego-sostoit-raduga" text:style-name="Internet_20_link">http://everypony.ru/rasskaz-iz-chego-sostoit-raduga</text:a></text:p>
      <text:p text:style-name="P2"><text:a xlink:type="simple" xlink:href="http://everypony.ru/rasskaz-i-krylyami-svoimi-ya-ukroyu-tebya" text:style-name="Internet_20_link">http://everypony.ru/rasskaz-i-krylyami-svoimi-ya-ukroyu-tebya</text:a></text:p>
      <text:p text:style-name="P2"><text:a xlink:type="simple" xlink:href="https://darkpony.ru/ksenofiliya/" text:style-name="Internet_20_link">https://darkpony.ru/ksenofiliya/</text:a></text:p>
      <text:p text:style-name="P2"><text:a xlink:type="simple" xlink:href="https://darkpony.ru/xudozhnik-v-ekvestrii-dobavlena-sedmaya-glava/" text:style-name="Internet_20_link">https://darkpony.ru/xudozhnik-v-ekvestrii-dobavlena-sedmaya-glava/</text:a></text:p>
      <text:p text:style-name="P2"><text:a xlink:type="simple" xlink:href="https://darkpony.ru/ulybka-aktrisy/" text:style-name="Internet_20_link">https://darkpony.ru/ulybka-aktrisy/</text:a></text:p>
      <text:p text:style-name="P2"><text:a xlink:type="simple" xlink:href="https://darkpony.ru/liniya-gorizonta/" text:style-name="Internet_20_link">https://darkpony.ru/liniya-gorizonta/</text:a></text:p>
      <text:p text:style-name="P2"><text:a xlink:type="simple" xlink:href="http://everypony.ru/rasskaz-svet-vo-tme" text:style-name="Internet_20_link">http://everypony.ru/rasskaz-svet-vo-tme</text:a></text:p>
      <text:p text:style-name="P2"><text:soft-page-break/><text:a xlink:type="simple" xlink:href="http://everypony.ru/rasskaz-apollon" text:style-name="Internet_20_link">http://everypony.ru/rasskaz-apollon</text:a></text:p>
      <text:p text:style-name="P2"><text:a xlink:type="simple" xlink:href="http://everypony.ru/rasskaz-ponifikaciya-stroptivyx" text:style-name="Internet_20_link">http://everypony.ru/rasskaz-ponifikaciya-stroptivyx</text:a></text:p>
      <text:p text:style-name="P2"><text:a xlink:type="simple" xlink:href="http://everypony.ru/ponytopia" text:style-name="Internet_20_link">http://everypony.ru/ponytopia</text:a></text:p>
      <text:p text:style-name="P2"><text:a xlink:type="simple" xlink:href="http://everypony.ru/rasskaz-maxovik-apokalipsisa" text:style-name="Internet_20_link">http://everypony.ru/rasskaz-maxovik-apokalipsisa</text:a></text:p>
      <text:p text:style-name="P2"><text:a xlink:type="simple" xlink:href="https://darkpony.ru/keksiki-cupcakes/" text:style-name="Internet_20_link">https://darkpony.ru/keksiki-cupcakes/</text:a></text:p>
      <text:p text:style-name="P2"><text:a xlink:type="simple" xlink:href="https://darkpony.ru/keksiki-reabilitaciya/" text:style-name="Internet_20_link">https://darkpony.ru/keksiki-reabilitaciya/</text:a></text:p>
      <text:p text:style-name="P2"><text:a xlink:type="simple" xlink:href="https://darkpony.ru/adazhio-dueta-strunnyx-instrumentov/" text:style-name="Internet_20_link">https://darkpony.ru/adazhio-dueta-strunnyx-instrumentov/</text:a></text:p>
      <text:p text:style-name="P2"><text:a xlink:type="simple" xlink:href="https://darkpony.ru/chto-sluchilos-v-eppldzhek-podarok/" text:style-name="Internet_20_link">https://darkpony.ru/chto-sluchilos-v-eppldzhek-podarok/</text:a></text:p>
      <text:p text:style-name="P2"><text:a xlink:type="simple" xlink:href="https://darkpony.ru/pz1/" text:style-name="Internet_20_link">https://darkpony.ru/pz1/</text:a></text:p>
      <text:p text:style-name="P2"/>
      <text:p text:style-name="P2">Обзоры:</text:p>
      <text:p text:style-name="P2"><text:a xlink:type="simple" xlink:href="http://everypony.ru/po-sledam-epizoda-magical-mystery-cure-volshebnoe-tainstvennoe-chudodejstvie" text:style-name="Internet_20_link">http://everypony.ru/po-sledam-epizoda-magical-mystery-cure-volshebnoe-tainstvennoe-chudodejstvie</text:a></text:p>
      <text:p text:style-name="P2"><text:a xlink:type="simple" xlink:href="http://tabun.everypony.ru/blog/science/75513.html" text:style-name="Internet_20_link">http://tabun.everypony.ru/blog/science/75513.html</text:a></text:p>
      <text:p text:style-name="P2"/>
      <text:p text:style-name="P2"/>
      <text:h text:style-name="Heading_20_2" text:outline-level="2">Идеи</text:h>
      <text:list xml:id="list2517940949988800587" text:style-name="L1">
        <text:list-item>
          <text:p text:style-name="P55">добавить детектив <text:span text:style-name="T1">(реализовано)</text:span>+ магические уроки/трактаты Старсвирла</text:p>
        </text:list-item>
        <text:list-item>
          <text:p text:style-name="P56">Терра несколько раз пытается убить Макса (один раз — в аквапарке). Несколько раз Макса спасает Селестия (даёт приказы Нексусу)</text:p>
        </text:list-item>
        <text:list-item>
          <text:p text:style-name="P56">Книги:</text:p>
        </text:list-item>
      </text:list>
      <text:list xml:id="list2715899456005676162" text:style-name="L2">
        <text:list-item>
          <text:p text:style-name="P57">«Великие грифоны прошлого» - из канона (5<text:span text:style-name="T4">s8e)</text:span></text:p>
        </text:list-item>
        <text:list-item>
          <text:p text:style-name="P57">«Высшие заклинания в повседневном использовании: от песчинки до дворца»</text:p>
        </text:list-item>
        <text:list-item>
          <text:p text:style-name="P57">«Малоизвестные аспекты магии трансформаций»</text:p>
        </text:list-item>
        <text:list-item>
          <text:p text:style-name="P5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57">Дасти Вейфарер «Зебрианская культура, быт и фольклор»</text:p>
        </text:list-item>
        <text:list-item>
          <text:p text:style-name="P57">«Краткая история Эквестрии»</text:p>
        </text:list-item>
        <text:list-item>
          <text:p text:style-name="P57">«Шедевры архитектуры Эквестрии» с разделом о Кантерлотском Королевском Дворце</text:p>
        </text:list-item>
        <text:list-item>
          <text:p text:style-name="P57">«Великие дела и великие чары». Страница 893: ...</text:p>
        </text:list-item>
      </text:list>
      <text:p text:style-name="P4"/>
      <text:h text:style-name="Heading_20_2" text:outline-level="2">Факты об Эквестрии <text:span text:style-name="T1">(согласовать с вики)</text:span></text:h>
      <text:list xml:id="list6865302613651350640" text:style-name="L3">
        <text:list-item>
          <text:p text:style-name="P61">Эквестрия существует несколько тысячелетий. В Вечнодиком лесу расположены руины замка <text:soft-page-break/>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6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61">Селестия — переменчивая пони. В одно время не строгая, а в другое может быть такой, что страшно становится</text:p>
        </text:list-item>
        <text:list-item>
          <text:p text:style-name="P6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61">Около 820-ти лет назад будущий маг Лайтнинг Стар поступил на обучение к наставнику Тииспоту</text:p>
        </text:list-item>
        <text:list-item>
          <text:p text:style-name="P6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6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6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61">У Селестии грива и хвост развеваются и переливаются от магического шампуня</text:p>
        </text:list-item>
        <text:list-item>
          <text:p text:style-name="P61">Тело Селестии очень крепкое — может выдержать несколько тонн земли</text:p>
        </text:list-item>
        <text:list-item>
          <text:p text:style-name="P61">Дискорд намного старше принцесс, его магия сильнее ихней на голову</text:p>
        </text:list-item>
        <text:list-item>
          <text:p text:style-name="P61">Луна младше Селестии на 3 года. Сёстрам около 5000 лет</text:p>
        </text:list-item>
        <text:list-item>
          <text:p text:style-name="P61">Принцессы начали войну с Дискордом в возрасте, когда им было около 700 лет — и продолжалась война почти сто лет</text:p>
        </text:list-item>
        <text:list-item>
          <text:p text:style-name="P61">Самый главный враг сестёр и Дискорда — скука</text:p>
        </text:list-item>
        <text:list-item>
          <text:p text:style-name="P61">В Эквестрии на одного жеребца приходится четыре - пять кобыл</text:p>
        </text:list-item>
        <text:list-item>
          <text:p text:style-name="P6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61">Селестия в первые полторы тысячи лет путешествовала — и заварила несколько войн (две — с Эквестрией, в одной была против Луны)</text:p>
        </text:list-item>
        <text:list-item>
          <text:p text:style-name="P61">Настоящий цвет гривы Селестии — клубнично-розовая. Радужный цвет гривы и хвоста поддерживается магией</text:p>
        </text:list-item>
        <text:list-item>
          <text:p text:style-name="P61">Кроме Дискорда, старше сестёр ещё старейшина драконов</text:p>
        </text:list-item>
        <text:list-item>
          <text:p text:style-name="P61">Кэйденс не прожила и 60-ти лет и является низкорожденной</text:p>
        </text:list-item>
        <text:list-item>
          <text:p text:style-name="P6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61">Народ тихо фигел от нововведений и с ещё большим ожесточением продолжал делать по-своему</text:p>
        </text:list-item>
        <text:list-item>
          <text:p text:style-name="P6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61"><text:soft-page-break/>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61">Когда пони женятся, они обмениваются ножными браслетами</text:p>
        </text:list-item>
        <text:list-item>
          <text:p text:style-name="P61">Светилами, кроме сестёр, могут управлять единороги (группы), Дискорд, Твайлайт и Старсвирл</text:p>
        </text:list-item>
        <text:list-item>
          <text:p text:style-name="P61">Королева Кризалис — правительница Зелёной Долины</text:p>
        </text:list-item>
        <text:list-item>
          <text:p text:style-name="P61">Мать Луны и Селестии — аликорн Лорен. Мать Дискорда — Алиса (пони-человек)</text:p>
        </text:list-item>
        <text:list-item>
          <text:p text:style-name="P61">Сомбра куда более могущественный маг, чем Старсвирл</text:p>
        </text:list-item>
      </text:list>
      <text:p text:style-name="P2"/>
      <text:h text:style-name="P53" text:outline-level="2"/>
      <text:p text:style-name="P26"/>
      <text:p text:style-name="P26">Сюжет (детально)</text:p>
      <text:p text:style-name="P26">Терра</text:p>
      <text:p text:style-name="P26">Замок принцесс</text:p>
      <text:p text:style-name="P26">Кантерлот</text:p>
      <text:p text:style-name="P26">Рассказ Селестии (“1001 ночь”)</text:p>
      <text:p text:style-name="P26">ЛСД-чаепитие</text:p>
      <text:p text:style-name="P26">Рейд пони-рэйнджеров</text:p>
      <text:p text:style-name="P26">Рейд пони-рэйнджеров-2 (продолжение рейда пони-рэйнджеров)</text:p>
      <text:p text:style-name="P26">Продолжение ЛСД-чаепития</text:p>
      <text:p text:style-name="P26">В библиотеке замка Селестии</text:p>
      <text:p text:style-name="P26">Понивилль</text:p>
      <text:p text:style-name="P26">Знакомство с Элементами Гармонии</text:p>
      <text:p text:style-name="P26">Первый сеанс двойного сна. Рэрити</text:p>
      <text:p text:style-name="P26">День с Пинки</text:p>
      <text:p text:style-name="P26">День с Рэйнбоу Дэш</text:p>
      <text:p text:style-name="P26">Сон Рэрити</text:p>
      <text:p text:style-name="P26">Первый сон РД. Рекурсия</text:p>
      <text:p text:style-name="P26">Второй сон РД. Праздник опавших листьев</text:p>
      <text:p text:style-name="P26">Третий сон РД. Fallout</text:p>
      <text:p text:style-name="P26">Четвёртый сон РД. Объединяющий</text:p>
      <text:p text:style-name="P26">Исчезновение Селестии</text:p>
      <text:p text:style-name="P26">Поиск решения</text:p>
      <text:p text:style-name="P26">Поход к замку Принцес-2</text:p>
      <text:p text:style-name="P26">Терра</text:p>
      <text:p text:style-name="P26">Прибытие</text:p>
      <text:p text:style-name="P26">Поиски</text:p>
      <text:p text:style-name="P26"><text:soft-page-break/>Безнадёжность</text:p>
      <text:p text:style-name="P26">След</text:p>
      <text:p text:style-name="P26">Земля</text:p>
      <text:p text:style-name="P26"/>
      <text:h text:style-name="Heading_20_2" text:outline-level="2">Действующие лица</text:h>
      <text:h text:style-name="Heading_20_3" text:outline-level="3">Макс</text:h>
      <text:p text:style-name="P2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2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26">Искусственный интеллект. Создан Владом и Максом. Разработан для управления корпорациями.</text:p>
      <text:h text:style-name="Heading_20_3" text:outline-level="3">Селестия</text:h>
      <text:p text:style-name="P2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2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2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2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2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text:soft-page-break/>Рэрити</text:h>
      <text:p text:style-name="P4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4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4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4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4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4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4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43">Единорог. Холост, молод, мечтателен. Живёт в Кантерлоте. В свободное время рисует облака.</text:p>
      <text:h text:style-name="Heading_20_3" text:outline-level="3">Алекс</text:h>
      <text:p text:style-name="P43">Менеджер проектов, над одним из которых (Нексус) работает Макс.</text:p>
      <text:h text:style-name="Heading_20_3" text:outline-level="3">Ростик</text:h>
      <text:p text:style-name="P43">Лидер команды тестировщиков</text:p>
      <text:h text:style-name="Heading_20_3" text:outline-level="3">Стас</text:h>
      <text:p text:style-name="P43">Программист-новичок в команде Макса.</text:p>
      <text:h text:style-name="Heading_20_3" text:outline-level="3"><text:soft-page-break/>Рома</text:h>
      <text:p text:style-name="P43">Программист в команде UI-программистов</text:p>
      <text:h text:style-name="Heading_20_3" text:outline-level="3">Анджела</text:h>
      <text:p text:style-name="P43">Сисадмин. Флиртует с Максом.</text:p>
      <text:p text:style-name="P43"/>
      <text:h text:style-name="Heading_20_2" text:outline-level="2">Положения</text:h>
      <text:p text:style-name="P43">Без Магии в Эквестрии - технологии средних веков. Магия помогает работать паровым машинам, элетродвигателям, ДВС.</text:p>
      <text:h text:style-name="Heading_20_2" text:outline-level="2">Сноски</text:h>
      <text:p text:style-name="P43">Трактат Старсвирла Бородатого “Основы магического искусства”</text:p>
      <text:h text:style-name="Heading_20_2" text:outline-level="2">Сюжет (кратко)</text:h>
      <text:p text:style-name="P43">...</text:p>
      <text:p text:style-name="P2">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text:p>
      <text:p text:style-name="P2">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2">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2">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2">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2">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2">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text:soft-page-break/>поисками.</text:p>
      <text:p text:style-name="P2">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2">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2">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2"/>
      <text:p text:style-name="P2">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2">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2"/>
      <text:h text:style-name="Heading_20_2" text:outline-level="2">Сюжет (детально)</text:h>
      <text:p text:style-name="P8">В начале каждой главы - рисунок мозаики, отображающий суть главы.</text:p>
      <text:p text:style-name="P8"/>
      <text:h text:style-name="Heading_20_2" text:outline-level="2">Терра</text:h>
      <text:p text:style-name="P7">музыка - кондовая электронная, холодная и отчаянная (стиль Pet Shop Boys)</text:p>
      <text:p text:style-name="P7"/>
      <text:p text:style-name="P47">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47">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47">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text:soft-page-break/>звёзды начинают кружиться перед глазами вокруг одной, самой яркой. Перила уходят из рук, крыша уходит из-под ног и Макс падает с крыши.</text:p>
      <text:p text:style-name="P48">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7"/>
      <text:p text:style-name="P3">***</text:p>
      <text:p text:style-name="P2">Звонок Алекса застал меня в супермаркете.</text:p>
      <text:p text:style-name="P2"><text:span text:style-name="T1">– </text:span>Макс, привет!</text:p>
      <text:p text:style-name="P2"><text:span text:style-name="T1">– </text:span>Здорово.</text:p>
      <text:p text:style-name="P2"><text:span text:style-name="T1">– </text:span>Слушай, на продакшн-сервере свалился релиз, можешь глянуть? Что там с мозгом?</text:p>
      <text:p text:style-name="P4">– Алекс, вообще-то, у меня с сегодняшнего дня отпуск. Типа, творческий. Не говоря уже о том, что суббота.</text:p>
      <text:p text:style-name="P2"><text:span text:style-name="T1">– </text:span>Макс, я всё понимаю <text:span text:style-name="T4">&lt;</text:span><text:span text:style-name="T13">больше извинений. Макс ему уже ничем не обязан — типа уволился</text:span><text:span text:style-name="T4">&gt;</text:span>, но клиент до понедельника ждать не будет. <text:span text:style-name="T1">Не в службу, а в дружбу,</text:span> <text:span text:style-name="T1">с</text:span>ъезди, разберись, пожалуйста. Зачтётся по двойной ставке, как обычно.</text:p>
      <text:p text:style-name="P2">Я ругнулся про себя, бросил шоколадку в тележку и направился к выходу. Мало того, что в отпуск впахивал, так ещё и на выходных отдохнуть не получается!</text:p>
      <text:p text:style-name="P2">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 <text:span text:style-name="T1">Разве что деньги со счёта на карточку забуду перевести.</text:span></text:p>
      <text:p text:style-name="P3">***</text:p>
      <text:p text:style-name="P2">В офисе было тихо. Охранник в холле на секунду скосил на меня взгляд, и вновь вернулся к просмотру фильма - судя по тихим вздохам, эротического.</text:p>
      <text:p text:style-name="P2">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text:p>
      <text:p text:style-name="P2">Я повесил куртку на спинку кресла и включил комп. </text:p>
      <text:p text:style-name="P2">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2">Я запустил административную консоль и ввёл приветствие. Голосовой модуль у нас ещё не отлажен, обойдёмся текстом.</text:p>
      <text:p text:style-name="P4"><text:span text:style-name="T4">&lt;</text:span><text:span text:style-name="T14">Сделать диалог более «машинным»</text:span><text:span text:style-name="T4">&gt;</text:span></text:p>
      <text:p text:style-name="P6"><text:span text:style-name="T4">&gt;\</text:span>Привет, Нексус. Это Макс.</text:p>
      <text:p text:style-name="P6"><text:span text:style-name="T4">&lt;\</text:span>Привет Макс. </text:p>
      <text:p text:style-name="P6"><text:span text:style-name="T4">&gt;\</text:span>Как самочувствие?</text:p>
      <text:p text:style-name="P6"><text:span text:style-name="T4">&lt;\</text:span>Чувствую себя хорошо.</text:p>
      <text:p text:style-name="P6"><text:span text:style-name="T4">&gt;\</text:span>Выдай диагностику в сжатом формате.</text:p>
      <text:p text:style-name="P6"/>
      <text:p text:style-name="P2"><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2">Введём-ка парочку тестовых вопросов.</text:p>
      <text:p text:style-name="P2"/>
      <text:p text:style-name="P6"><text:span text:style-name="T4">&gt;\</text:span>Как тебя зовут?</text:p>
      <text:p text:style-name="P6"><text:span text:style-name="T4">&lt;\</text:span>Нексус.</text:p>
      <text:p text:style-name="P6"><text:span text:style-name="T4">&gt;\</text:span>Сколько тебе лет?</text:p>
      <text:p text:style-name="P6"><text:span text:style-name="T4">&lt;\</text:span>Два года с начала запуска кластера.</text:p>
      <text:p text:style-name="P6"><text:span text:style-name="T4">&gt;\</text:span>Какой сейчас год?</text:p>
      <text:p text:style-name="P6"><text:span text:style-name="T4">&gt;\</text:span>2025-й.</text:p>
      <text:p text:style-name="P6"><text:span text:style-name="T4">&gt;\</text:span>Как называется наш проект?</text:p>
      <text:p text:style-name="P6"><text:span text:style-name="T4">&lt;\</text:span>Дайсон.</text:p>
      <text:p text:style-name="P6"/>
      <text:p text:style-name="P2">Так, на закрытые словарные вопросы ответы есть - значит, речевой транслятор и база знаний в порядке. </text:p>
      <text:p text:style-name="P2">Проверим бизнес-логику на тестовой задачке.</text:p>
      <text:p text:style-name="P2"/>
      <text:p text:style-name="P6"><text:span text:style-name="T4">&gt;\</text:span>Нексус, отключи память событий за последнюю неделю.</text:p>
      <text:p text:style-name="P6"><text:span text:style-name="T4">&lt;\</text:span>Выполнено.</text:p>
      <text:p text:style-name="P6"><text:span text:style-name="T4">&gt;\</text:span>Задача по корпоративной логике. Выдай наиболее оптимальное решение. </text:p>
      <text:p text:style-name="P6"><text:span text:style-name="T4">&gt;\</text:span>Постановка задачи.</text:p>
      <text:p text:style-name="P6"><text:span text:style-name="T4">&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6"><text:span text:style-name="T4">&gt;\</text:span>Ограничения.</text:p>
      <text:p text:style-name="P6"><text:span text:style-name="T4">&gt;\</text:span>Ты не можешь подать в суд на компанию Б и ждать результатов, так как за время разбирательства компания А обанкротится.</text:p>
      <text:p text:style-name="P6"><text:span text:style-name="T4">&gt;\</text:span>Задание.</text:p>
      <text:p text:style-name="P6"><text:span text:style-name="T4">&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text:span text:style-name="T10">Задача принята...</text:span></text:p>
      <text:p text:style-name="P6"><text:span text:style-name="T4">&lt;\</text:span>...</text:p>
      <text:p text:style-name="P6"><text:span text:style-name="T4">&lt;\</text:span>...</text:p>
      <text:p text:style-name="P6"><text:span text:style-name="T4">&lt;\</text:span>Решение:</text:p>
      <text:p text:style-name="P6"><text:span text:style-name="T4">&lt;\</text:span>При среднем уровне напряжённости провести ребрендинг шампуня корпорации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text:soft-page-break/>кто не использует данный шампунь - неудачник. Кто использует шампунь фирмы Б - неудачник вдвойне.</text:p>
      <text:p text:style-name="P44"><text:span text:style-name="T4">&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44"/>
      <text:p text:style-name="P43">Хм, не понял? Что за хрень?</text:p>
      <text:p text:style-name="P43"/>
      <text:p text:style-name="P44"><text:span text:style-name="T4">&gt;</text:span>\Нексус, почему ты используешь жёсткие настройки?</text:p>
      <text:p text:style-name="P44"><text:span text:style-name="T4">&lt;\</text:span>Настройки правильные.</text:p>
      <text:p text:style-name="P44"/>
      <text:p text:style-name="P43">Хм. Кто-то из релиз-команды лажанулся. Ладно, проехали.</text:p>
      <text:p text:style-name="P43">А что у нас с аналитикой?</text:p>
      <text:p text:style-name="P45"/>
      <text:p text:style-name="P44"><text:span text:style-name="T4">&gt;</text:span>\Нексус, почему ты отвечаешь на вопросы?<text:span text:style-name="T4">&lt;</text:span><text:span text:style-name="T16">придумать что-то поумнее</text:span><text:span text:style-name="T4">&gt;</text:span></text:p>
      <text:p text:style-name="P44"/>
      <text:p text:style-name="P43">Вместо ответа Нексус выплюнул в консоль длинную строку букв и служебных символов, среди которых бросилась в глаза строка “<text:span text:style-name="T17">incompartible interface Analytics v.0.93 beta</text:span>”</text:p>
      <text:p text:style-name="P43">Ага, уже теплее.</text:p>
      <text:p text:style-name="P43"/>
      <text:p text:style-name="P44"><text:span text:style-name="T4">&gt;</text:span>\Нексус, выдай диагностику модулей в сжатом формате</text:p>
      <text:p text:style-name="P43"/>
      <text:p text:style-name="P43">Йо! </text:p>
      <text:p text:style-name="P43">Видеокамеры молча наблюдают за поднятым вверх кулаком.</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4">–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text:p>
      <text:p text:style-name="P43"><text:span text:style-name="T4">– </text:span>Окей. Спасибо, Макс. <text:span text:style-name="T1">Выручил.</text:span></text:p>
      <text:p text:style-name="P43"><text:span text:style-name="T1">– </text:span>И, да, кто-то выставил Нексусу экспериментальные настройки по бизнес-управлению. Ну, те, <text:soft-page-break/>помнишь, которые мы разработали на бизнес-играх по сценарию “Корпорация “Земля”?</text:p>
      <text:p text:style-name="P43"><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43"><text:span text:style-name="T1">– </text:span>Ааа, понятно. Ну ладно, у меня всё. <text:span text:style-name="T1">Отбой</text:span>!</text:p>
      <text:p text:style-name="P43"><text:span text:style-name="T1">– Отбой</text:span>.</text:p>
      <text:p text:style-name="P43">При выходе из аквариума забрал из шкафчика личные вещи, уходя попрощался с охранником.</text:p>
      <text:p text:style-name="P43">Всё, свободен. Хотя <text:s/>суббота уже испорчена.</text:p>
      <text:p text:style-name="P46">***</text:p>
      <text:p text:style-name="P43">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text:p>
      <text:p text:style-name="P43">Дома настойчиво мяукала Няшка, требуя ужина. <text:span text:style-name="T4">&lt;</text:span><text:span text:style-name="T15">Она потом выскочит во двор и спасётся от голодной смерти во время трёхмесячного пребывания Макса в Эквестрии</text:span><text:span text:style-name="T4">&gt;</text:span></text:p>
      <text:p text:style-name="P43">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43">Надоело, всё надоело. За-дол-ба-ло!</text:p>
      <text:p text:style-name="P43">Какое-то сосущее чувство. Хочется куда-то бежать, догнать что-то важное, <text:s/>ускользающее из сознания.</text:p>
      <text:p text:style-name="P43">Ах, да. Сбегать вниз, в аптеку, купить средство от бессонницы. Вчера последняя пачка закончилась.</text:p>
      <text:p text:style-name="P43">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3">***</text:p>
      <text:p text:style-name="P2">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2">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text:span text:style-name="T1">Реальность фантазиям не соответствовала в худшую сторону. </text:span>Ладно, каждому своё.</text:p>
      <text:p text:style-name="P2">Всё же интересно наблюдать за суетливо движущимися светлячками внизу. И сравнивать эту суету с мириадами неподвижных звёзд вверху.</text:p>
      <text:p text:style-name="P2">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6">Тьфу, что за мысли пошли!</text:p>
      <text:p text:style-name="P2">Я вспомнил Влада, полгода назад прыгнувшего с крыши <text:span text:style-name="T1">своей</text:span> многоэтажки.</text:p>
      <text:p text:style-name="P6">Нет, это не для меня. Я сюда пришёл любоваться звёздами. И только.</text:p>
      <text:p text:style-name="P2">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2"><text:soft-page-break/>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2">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2">Друг у него был.</text:p>
      <text:p text:style-name="P2">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2"><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2"><text:span text:style-name="T1">– </text:span>Эк ты себя умалил, до “толкового программиста”! <text:span text:style-name="T1">–</text:span> хмыкнул я. <text:span text:style-name="T1">– </text:span>Весь “Дайсон” на тебе держится!</text:p>
      <text:p text:style-name="P2"><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2"><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2">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2"><text:soft-page-break/>Вот что я хочу тебе объяснить <text:span text:style-name="T1">—</text:span> красные от недосыпа глаза Влада буквально прожигали меня в тот наш последний разговор...</text:p>
      <text:p text:style-name="P2">...Сейчас прах Влада хранится в маленькой урне в крематории на Байковом, его идеи умерли вместе с ним, а я разговариваю сам с собой.</text:p>
      <text:p text:style-name="P6">Звёзды на мгновение пришли в движение, провернувшись на полградуса вокруг одной особо яркой.</text:p>
      <text:p text:style-name="P2">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2">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text:span text:style-name="T10">Картинка дёрнулась и поплыла, звёзды опять стали вращаться.</text:span> </text:p>
      <text:p text:style-name="P2">Теряю сознание, что ли? Надо отойти от перил. Надо...</text:p>
      <text:p text:style-name="P6">В глазах потемнело. Перила предательски хрустнули. Последним видением стал проступающий на фоне звёздного неба образ.</text:p>
      <text:p text:style-name="P2">Остатками сознания почувствовал исчезновение опоры под спиной и начало падения.</text:p>
      <text:p text:style-name="P2">Блин. Двадцать четвёртый этаж! Хана <text:span text:style-name="T1">—</text:span> успел подумать я и сознание выключилось.</text:p>
      <text:p text:style-name="P2"/>
      <text:h text:style-name="Heading_20_2" text:outline-level="2">Замок принцесс</text:h>
      <text:p text:style-name="P9">Музыка быстрая, тревожная, надорваная и печальная</text:p>
      <text:p text:style-name="P9"/>
      <text:p text:style-name="P47">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4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0"/>
      <text:p text:style-name="P1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9"/>
      <text:p text:style-name="P9"/>
      <text:p text:style-name="P2">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text:soft-page-break/>звёздном небе. Звёздочка магического огонька на кончике рога.</text:p>
      <text:p text:style-name="P2">Единорог поднял голову.</text:p>
      <text:p text:style-name="P2"><text:span text:style-name="T4">–</text:span> Она очнулась. <text:span text:style-name="T4">&lt;</text:span><text:span text:style-name="T13">Объяснить, почему Макс понимает их язык</text:span><text:span text:style-name="T4">&gt;</text:span></text:p>
      <text:p text:style-name="P2">Сразу стало ясно три вещи.</text:p>
      <text:p text:style-name="P2">1) Единорог <text:span text:style-name="T4">—</text:span> самка. <text:span text:style-name="T1">М</text:span>ягкий, грудной и женственный <text:span text:style-name="T1">г</text:span>олос не оставлял сомнения о поле его обладателя.</text:p>
      <text:p text:style-name="P2">2) Единорог <text:span text:style-name="T1">—</text:span> не совсем единорог. Когда она отпрянула, стали видны крылья, аккуратно сложенные за спиной.</text:p>
      <text:p text:style-name="P2">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text:p>
      <text:p text:style-name="P2"><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2">Она приблизилась ко мне и прикоснулась кончиком рога моего лба. Боль из плеч и затылка ушла, звон в голове утих. 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text:p>
      <text:p text:style-name="P2"><text:span text:style-name="T1">–</text:span> Так это и есть наша <text:span text:style-name="T4">&lt;</text:span><text:span text:style-name="T12">защита от неведомой угрозы</text:span><text:span text:style-name="T4">&gt;</text:span>??? Ахахахахахаха! <text:span text:style-name="T4">–</text:span> <text:span text:style-name="T1">р</text:span>аздался насмешливый мужской баритон откуда-то из-за спины единорога и рядом с её мордой появилась голова совсем уж сумасбродного существа.</text:p>
      <text:p text:style-name="P2">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2"><text:span text:style-name="T1">–</text:span> Хахахахаха! У старика Свирла было отменное чувство юмора! А я-то всегда считал его занудой!</text:p>
      <text:p text:style-name="P2"><text:span text:style-name="T1">–</text:span> Тише, Дискорд! Ты пугаешь её! Должно быть, мы что-то напутали с последовательностью.</text:p>
      <text:p text:style-name="P2"><text:span text:style-name="T1">– </text:span>В поле зрения появилась грациозная головка <text:span text:style-name="T1">—</text:span> близкая копия первого единорога, но немного меньше и тёмных тонов.</text:p>
      <text:p text:style-name="P2">И тут я наконец-то вспомнил. Как же! Дискорд! Да, я просмотрел несколько этих детских мультиков <text:span text:style-name="T1">—</text:span> главного увлечения Влада в последние годы. </text:p>
      <text:p text:style-name="P2"><text:span text:style-name="T4">&lt;</text:span><text:span text:style-name="T13">На самом деле первые Макс просмотрел первые несколько мультиков за компанию с Владом</text:span><text:span text:style-name="T4">&gt;</text:span>После самоубийства Влада я в поисках причины его хандры начал знакомиться с темой МЛП и просматривать сериал <text:span text:style-name="T1">—</text:span>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text:p>
      <text:p text:style-name="P2"><text:span text:style-name="T1">–</text:span> Такая хорошенькая! Интересно, к какому виду она принадлежит? Неужели Хомо? Я встречала упоминания и неточные описания этих сказочных существ в трудах <text:span text:style-name="T1">С</text:span>вирла и его учеников. Не говоря уже о сказках. <text:span text:style-name="T1">–</text:span> Надо мной склонилась ещё одна рогатая головка, совсем уж миниатюрная, с фиолетовой чёлкой, спадающей на глаза.</text:p>
      <text:p text:style-name="P2">Я медленно принял сидячее положение <text:span text:style-name="T1">–</text:span> при этом все окружающие меня создания отпрянули <text:span text:style-name="T1">–</text:span> и потёр виски.</text:p>
      <text:p text:style-name="P2"><text:span text:style-name="T1">–</text:span> Я не “она”, а “он”. И я <text:span text:style-name="T1">—</text:span> таки хомо. Человек то есть, <text:span text:style-name="T1">–</text:span> пробормотал я.</text:p>
      <text:p text:style-name="P2"><text:span text:style-name="T1">–</text:span> Он разговаривает! Он разумен! <text:span text:style-name="T1">–</text:span> затопала копытцами в восторге фиолетовая единорожка<text:span text:style-name="T4">&lt;</text:span><text:span text:style-name="T13">аликорн?</text:span><text:span text:style-name="T4">&gt;</text:span>.</text:p>
      <text:p text:style-name="P2"><text:span text:style-name="T1">–</text:span> Не знаю, не знаю <text:span text:style-name="T1">–</text:span> с сомнением произнесла Селестия (а это могла быть только она). <text:span text:style-name="T1">–</text:span> Очевидно, в <text:soft-page-break/>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text:span text:style-name="T1">Или же убедиться, что он — то, что мы ищем.</text:span> Ты можешь идти? <text:span text:style-name="T1">–</text:span> обратилась она ко мне.</text:p>
      <text:p text:style-name="P2"><text:span text:style-name="T1">–</text:span> Вполне.</text:p>
      <text:p text:style-name="P2">Я встал. </text:p>
      <text:p text:style-name="P2"><text:span text:style-name="T1">–</text:span> Здравствуй, принцесса Селестия.</text:p>
      <text:p text:style-name="P2">Она удивлённо посмотрела на меня.</text:p>
      <text:p text:style-name="P2"><text:span text:style-name="T1">–</text:span> Ты знаешь меня?</text:p>
      <text:p text:style-name="P2"><text:span text:style-name="T1">–</text:span> Знаю. Я знаю всех вас. Это <text:span text:style-name="T1">—</text:span> принцесса Луна, твоя сестра. Это твоя ученица, Твайлайт Спаркл. Это <text:span text:style-name="T1">—</text:span> Дискорд (о том, что он долгое время был врагом всех присутствующих , я благоразумно умолчал).</text:p>
      <text:p text:style-name="P2">Звонко цокая копытами в зал вбежал светлый, закованый в латы пегас.</text:p>
      <text:p text:style-name="P2"><text:span text:style-name="T1">–</text:span> Ваш<text:span text:style-name="T1">и</text:span> Высочеств<text:span text:style-name="T1">а</text:span>, ОНО просыпается! Нам следует поторопиться! <text:span text:style-name="T1">–</text:span> Пегас пританцовывал от нетерпения.</text:p>
      <text:p text:style-name="P2"><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2">Селестия махнула головой по направлению к выходу, и все бросились галопом за светлым пегасом.</text:p>
      <text:p text:style-name="P2">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2">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4">&lt;</text:span><text:span text:style-name="T13">Живая лошадь — не кошка, ухаживать за ней сложнее</text:span><text:span text:style-name="T4">&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4">–</text:span> Держись! <text:span text:style-name="T4">–</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text:soft-page-break/>Яростно метнув <text:span text:style-name="T4">&lt;</text:span><text:span text:style-name="T12">взгляд</text:span><text:span text:style-name="T4">&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4">—</text:span> выглядело по-дурацки, но тем-не-менее <text:span text:style-name="T4">—</text:span> повозка начала медлено набирать высоту. Руины древнего замка внизу сменила топкая зелень болота.</text:p>
      <text:p text:style-name="P2"><text:span text:style-name="T4">–</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text:span text:style-name="T1">–</text:span> Вправо! <text:span text:style-name="T1">–</text:span> заорал Дискорд.</text:p>
      <text:p text:style-name="P2">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Послышаля ещё один хлопок.</text:p>
      <text:p text:style-name="P2"><text:span text:style-name="T1">–</text:span> Влево, <text:span text:style-name="T1">–</text:span> заорал Дискорд и толкнул колесницу влево. Снова треск, свист, щёлканье воздуха.</text:p>
      <text:p text:style-name="P2">Снова хлопок, но какой-то нечёткий, двойной.</text:p>
      <text:p text:style-name="P2"><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Это было ошибкой.</text:p>
      <text:p text:style-name="P2">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Пятёрка скакунов молча ускорилась, а их попавшийся собрат бился в обьятиях лианы как мотылёк в паутине.</text:p>
      <text:p text:style-name="P2">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text:soft-page-break/>на хомуте. Отцепив таким образом себя от колесницы, он сложил крылья и камнем рухнул вниз, увлекаемый лианой.</text:p>
      <text:p text:style-name="P2"><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5">&lt;<text:span text:style-name="T15">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Твайлайт немигающим взглядом провожала его.</text:p>
      <text:p text:style-name="P2"><text:span text:style-name="T1">–</text:span> Как?... Как?... <text:span text:style-name="T1">–</text:span> бормотала она. <text:span text:style-name="T1">–</text:span> Почему? <text:s/>Не понимаю. Не могу понять. Не понимаю…</text:p>
      <text:p text:style-name="P2">…</text:p>
      <text:p text:style-name="P2">Я огляделся.</text:p>
      <text:p text:style-name="P2"><text:span text:style-name="T1">–</text:span> А где Дискорд?</text:p>
      <text:p text:style-name="P2">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Селестия высвободилась из обьятий рыдающей сестры и подошла к заднему борту колесницы.</text:p>
      <text:p text:style-name="P2">Я перегнулся через борт.</text:p>
      <text:p text:style-name="P2">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Селестия, навалившись грудью на борт, вытянула шею и ухватила Дискорда зубами за загривок.</text:p>
      <text:p text:style-name="P2"><text:span text:style-name="T1">–</text:span> Помоги! <text:span text:style-name="T1">–</text:span> процедила она сквозь зубы.</text:p>
      <text:p text:style-name="P2">Я вышел из ступора и, в свою очередь, ухватился одной рукой за борт, второй <text:span text:style-name="T1">—</text:span> за лапу Дискорда.</text:p>
      <text:p text:style-name="P2"><text:span text:style-name="T1">–</text:span> Считай до трёх! <text:span text:style-name="T1">–</text:span> <text:span text:style-name="T4">&lt;</text:span><text:span text:style-name="T12">процедила</text:span><text:span text:style-name="T4">&gt;</text:span> сквозь сжатые зубы Селестия.</text:p>
      <text:p text:style-name="P2"><text:span text:style-name="T4">–</text:span> Раз! Два! Три! У-у-ух! <text:span text:style-name="T4">–</text:span> мы поднапряглись и таки втянули немалую тушу Дискорда в повозку.</text:p>
      <text:p text:style-name="P2"><text:span text:style-name="T4">–</text:span> Ффух. Выкарабкались. Почти без потерь, <text:span text:style-name="T4">–</text:span> заметил Дискорд, оглядывая крыло.</text:p>
      <text:p text:style-name="P2"><text:span text:style-name="T4">–</text:span> Кимеринн погиб, <text:span text:style-name="T4">–</text:span> прошептала Луна.</text:p>
      <text:p text:style-name="P2"><text:span text:style-name="T4">–</text:span> Да, я видел. Он погиб, спасая друзей и свою принцессу. Это <text:s/>не худшая смерть, <text:s/><text:span text:style-name="T4">–</text:span> печально ответствовал Дискорд.</text:p>
      <text:p text:style-name="P2">Дальше мы летели молча.</text:p>
      <text:p text:style-name="P2"/>
      <text:h text:style-name="Heading_20_2" text:outline-level="2">Кантерлот</text:h>
      <text:p text:style-name="Text_20_body"/>
      <text:p text:style-name="P12">Музыка медленная, фэнтезийная, средневековая, изысканая, дворцовая (стиль Dire Straits “Coyote”)</text:p>
      <text:p text:style-name="P2"><text:soft-page-break/>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Но пони, по моим наблюдениям, в целом были более сплочённы и отзывчивы, чем люди. </text:p>
      <text:p text:style-name="P2">И здесь была магия.</text:p>
      <text:p text:style-name="P2">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2">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6">“Глава IV. Пределы магии.<text:span text:style-name="T4">”</text:span></text:p>
      <text:p text:style-name="P6">Есть четыре предела магии: </text:p>
      <text:list xml:id="list5211995958047805250" text:style-name="L4">
        <text:list-item>
          <text:p text:style-name="P64">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64">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64">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64">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65"/>
      <text:p text:style-name="P6">Глава V. Основы.</text:p>
      <text:p text:style-name="P6">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6">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6"><text:soft-page-break/>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6">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2"/>
      <text:p text:style-name="P2">Дверь в библиотеку открылась и внутрь заглянул стражник из внутренней стражи.</text:p>
      <text:p text:style-name="P2"><text:span text:style-name="T4">–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4">&lt;</text:span>“Основы магического <text:span text:style-name="T4">искусства”&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4">–</text:span> Уже иду. Где я могу её найти?</text:p>
      <text:p text:style-name="P2"><text:span text:style-name="T4">–</text:span> Я проведу вас, человек Макс. <text:span text:style-name="T4">–</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4">–</text:span> Её высочество у себя в покоях. Проходите.</text:p>
      <text:p text:style-name="P2"><text:span text:style-name="T4">–</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4">&lt;</text:span><text:span text:style-name="T13">На самом деле, Селестия — сибаритка, в отличие от спартанки - Луны</text:span><text:span text:style-name="T4">&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oft-page-break/><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4">&lt;</text:span><text:span text:style-name="T12">Одним из таких немногих был Кимеринн</text:span><text:span text:style-name="T4">&gt;</text:span>…</text:p>
      <text:p text:style-name="P2"><text:span text:style-name="T4">–</text:span> Мне очень жаль, что так получилось… Селестия.</text:p>
      <text:p text:style-name="P2">Она через силу улыбнулась. </text:p>
      <text:p text:style-name="P2"><text:s/><text:span text:style-name="T4">–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4">—</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3">***</text:p>
      <text:p text:style-name="P2">Аликорны очень <text:span text:style-name="T1">одиноки&lt;</text:span><text:span text:style-name="T13">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3">???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4">&lt;</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4">&gt;</text:span></text:p>
      <text:p text:style-name="P5"/>
      <text:h text:style-name="Heading_20_2" text:outline-level="2">Рассказ Селестии <text:span text:style-name="T12">(“1001 ночь”)</text:span></text:h>
      <text:p text:style-name="P2"/>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4">–</text:span> осень, за осенью <text:span text:style-name="T4">–</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4">&lt;</text:span><text:span text:style-name="T13">...</text:span><text:span text:style-name="T4">&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4">–</text:span> Постой, постой, <text:span text:style-name="T4">–</text:span> я попыталась удержать ускользающую тень сомнения. <text:span text:style-name="T4">–</text:span> Ты, кажется, говорил о восьмими жеребятах, не сдавших выпускные лётные экзамены?</text:p>
      <text:p text:style-name="P2"><text:span text:style-name="T4">–</text:span> Да, Ваше Высочество, <text:span text:style-name="T4">–</text:span> гонец потупил взгляд, глаза его забегали, <text:span text:style-name="T4">–</text:span> по состоянию здоровья.</text:p>
      <text:p text:style-name="P2"><text:span text:style-name="T4">–</text:span> Какая болезнь посетила Клаудсдейл, что целых два крыла жеребят пропустили экзамены?</text:p>
      <text:p text:style-name="P2"><text:soft-page-break/><text:span text:style-name="T4">–</text:span> Эммм… Они… м-м-м… не больны… в некотором смысле… <text:span text:style-name="T4">–</text:span> гонец изо всех сил ковырял копытом дворцовую плитку, пряча взгляд. <text:span text:style-name="T4">–</text:span> Они… мнэээ… сами… в некотором роде… кхм. Нервный срыв. Переутомление и бессонница… Кхм.</text:p>
      <text:p text:style-name="P2"><text:span text:style-name="T4">–</text:span> Сами <text:span text:style-name="T4">—</text:span> что? <text:span text:style-name="T4">–</text:span> Я постепенно начала понимать причину смущения гонца.</text:p>
      <text:p text:style-name="P2"><text:span text:style-name="T4">–</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4">—</text:span> в возможности летать. И добровольно отказаться от полётов для пегаса <text:span text:style-name="T4">—</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4">–</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2"><text:span text:style-name="T4">– </text:span>Добрый день, Ваше Высочество! <text:span text:style-name="T4">–</text:span> семь молоденьких пегасов склонились в поклоне. <text:span text:style-name="T4">–</text:span> Позвольте представиться! <text:span text:style-name="T4">–</text:span> жеребята по очереди назвали свои имена.</text:p>
      <text:p text:style-name="P2"><text:span text:style-name="T4">–</text:span> А где восьмой? <text:span text:style-name="T4">–</text:span> удивилась я. <text:span text:style-name="T4">–</text:span> Мне сказали, вас было восемь. Восемь отказавшихся летать.</text:p>
      <text:p text:style-name="P2"><text:span text:style-name="T4">–</text:span> Да, Ваше Высочество, п-принцесса Селестия, <text:span text:style-name="T4">–</text:span> старший из них запинался от волнения, <text:span text:style-name="T4">–</text:span> Шейла Блюскай не смогла прибыть. Она з-заболела.</text:p>
      <text:p text:style-name="P2"><text:span text:style-name="T4">–</text:span> Успокойтесь, малыши, <text:span text:style-name="T4">–</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oft-page-break/><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67"><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67"><text:span text:style-name="T2">–</text:span> Угу. Правильно она говорит. <text:span text:style-name="T2">–</text:span> Пробурчал вдруг старший. <text:span text:style-name="T2">–</text:span> я тоже того… Не хочу, чтоб меня на радугу перемололи.</text:p>
      <text:p text:style-name="P67"><text:span text:style-name="T2">–</text:span> И я!</text:p>
      <text:p text:style-name="P67"><text:span text:style-name="T2">– </text:span>И я тоже!</text:p>
      <text:p text:style-name="P67">Жеребята один за другим подтвердили то же самое.</text:p>
      <text:p text:style-name="P67">На этот раз они не лгали. Я не могла поверить в это, но сейчас они говорили от души.</text:p>
      <text:p text:style-name="P67"><text:span text:style-name="T2">–</text:span> Кто рассказал вам это? Эту… ложь?</text:p>
      <text:p text:style-name="P67"><text:span text:style-name="T2">–</text:span> Никто. Просто знаю. <text:span text:style-name="T2">–</text:span> Старший жеребёнок упрямо уставился в пол.</text:p>
      <text:p text:style-name="P68"><text:span text:style-name="T6">–</text:span> И я.</text:p>
      <text:p text:style-name="P68"><text:span text:style-name="T6">–</text:span> И я тоже.</text:p>
      <text:p text:style-name="P68"><text:span text:style-name="T6">–</text:span> И я-а-а-а-а-а!</text:p>
      <text:p text:style-name="P68">Это было какое-то сумасшествие! Фабрика, перерабатывающая не сдавших лётные экзамены жеребят на радугу… Он искренне в это верили.</text:p>
      <text:p text:style-name="P68">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68"/>
      <text:h text:style-name="Heading_20_2" text:outline-level="2">ЛСД-чаепитие</text:h>
      <text:p text:style-name="P68"/>
      <text:p text:style-name="P69">Селестия встала с ковра, подошла к небольшой жаровне и поставила на неё пузатый серебряный чайничек.</text:p>
      <text:p text:style-name="P69"><text:span text:style-name="T3">–</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3">—</text:span> то, что я сама пью. Или будешь кофе?</text:p>
      <text:p text:style-name="P69"><text:span text:style-name="T3">–</text:span> Спасибо, Селестия. Пожалуй, буду “кантерлотский королевский”.</text:p>
      <text:p text:style-name="P69"><text:span text:style-name="T3">–</text:span> Зови меня Тия. Не хочу слышать официоз у себя дома.</text:p>
      <text:p text:style-name="P69"><text:span text:style-name="T3">–</text:span> Селестия открыла кухонный шкафчик и, потянув зубами за золотой шнурок, вытащила чёрный с золотом пакетик.</text:p>
      <text:p text:style-name="P69"><text:span text:style-name="T3">–</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69"><text:span text:style-name="T3">–</text:span> Селестия разожгла горелку, опустила два пакетика в чайник и достала из шкафчика две розовые чашки в золотой горошек.</text:p>
      <text:p text:style-name="P69"><text:span text:style-name="T3">–</text:span> Тебе помочь? <text:span text:style-name="T3">–</text:span> я привстал с подушек.</text:p>
      <text:p text:style-name="P69"><text:soft-page-break/><text:span text:style-name="T3">–</text:span> Нееееет, что ты! <text:span text:style-name="T3">–</text:span> Селестия тихо рассмеялась. <text:span text:style-name="T3">–</text:span> Заваривать чай <text:span text:style-name="T3">—</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7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70"/>
      <text:p text:style-name="P71"><text:span text:style-name="T7">&lt;</text:span>в сцене 34 - Тия при заварке чая добавляет порошок в огонь - тот становится голубым. А в чай - щепотку афродизиака<text:span text:style-name="T7">&gt;</text:span></text:p>
      <text:p text:style-name="P70"/>
      <text:p text:style-name="P70"><text:span text:style-name="T7">–</text:span> И что же, те жеребята перестали бояться экзаменов?</text:p>
      <text:p text:style-name="P70"><text:span text:style-name="T7">–</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70"><text:span text:style-name="T7">–</text:span> Но это было только начало.</text:p>
      <text:p text:style-name="P70">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70"><text:span text:style-name="T7">–</text:span> Ты вылила заварку? Зачем? - удивился я.</text:p>
      <text:p text:style-name="P70"><text:span text:style-name="T7">–</text:span> Моя маленькая месть дворцовым ритуалам. Только между нами! <text:span text:style-name="T7">–</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70"><text:span text:style-name="T7">–</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70"><text:span text:style-name="T7">–</text:span> Ты могла бы нести меня телекинезом. Я, после того, как узнал о ваших способностях, удивлялся, почему ты этого не сделала?</text:p>
      <text:p text:style-name="P70"><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71"><text:span text:style-name="T7">&lt;</text:span><text:span text:style-name="T4">Селестия </text:span>хочет любым способом (34) расположить к себе Макса, чтоб получить союзника в борьбе за спасение Эквестрии<text:span text:style-name="T7">&gt;</text:span></text:p>
      <text:p text:style-name="P70">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70"><text:span text:style-name="T7">–</text:span> А что же было дальше? Ты сказала, что случай с жеребятами был только началом?</text:p>
      <text:p text:style-name="P70"><text:span text:style-name="T7">–</text:span> А дальше всё было хуже, намного хуже...</text:p>
      <text:p text:style-name="P70"/>
      <text:h text:style-name="Heading_20_2" text:outline-level="2">Рейд пони-рэйнджеров</text:h>
      <text:p text:style-name="P70"/>
      <text:p text:style-name="P72">(леденящий душу триллер, музыка тревожная)</text:p>
      <text:p text:style-name="P70"/>
      <text:p text:style-name="P70">Мэдтроттер шёл впереди, Калрус - замыкающим. Давая задание, принцесса Луна особо настаивала <text:soft-page-break/>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2"/>
      <text:p text:style-name="P2">-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text:span text:style-name="T4">&lt;</text:span><text:span text:style-name="T11">вот эту-то энергию Дискорд и потратил на превращение в дракона в мире Терры</text:span><text:span text:style-name="T4">&gt;</text:span>… Нет, конечно, это не он, его усталость и раскаяние были искренними… Дискорд на нашей стороне… <text:s/>Продолжайте, Кимеринн.\n\n</text:p>
      <text:p text:style-name="P2"/>
      <text:p text:style-name="P2">***</text:p>
      <text:p text:style-name="P2"/>
      <text:p text:style-name="P5"><text:soft-page-break/>&lt;<text:span text:style-name="T1">Добавить кокатрикса, мантикору и древесных волков. Тентаклианы переименовать в пландерсиды</text:span>&gt;</text:p>
      <text:p text:style-name="P2"/>
      <text:p text:style-name="P2">\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text:soft-page-break/>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
      <text:p text:style-name="P2">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text:soft-page-break/>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2"/>
      <text:p text:style-name="P2">-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text:soft-page-break/>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2"/>
      <text:p text:style-name="P2">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text:soft-page-break/>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2"/>
      <text:p text:style-name="P2">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text:soft-page-break/>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
      <text:p text:style-name="P2">\u003cОжидание\u003e\nНаконец двери зала для приёмов растворились, и оттуда вышел потерянного вида пегас.<text:span text:style-name="T4">&lt;</text:span><text:span text:style-name="T13">Расписать в красках церемонию приёма посетителей, как и все остальные церемонии</text:span><text:span text:style-name="T4">&gt;</text:span>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text:span text:style-name="T1">n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text:soft-page-break/>Макс? Рада тебя видеть! Как твои дела? Что нового в Кантерлоте?</text:p>
      <text:p text:style-name="P2"/>
      <text:p text:style-name="P2">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2"/>
      <text:p text:style-name="P2">-\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text:soft-page-break/>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
      <text:p text:style-name="P2">-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text:soft-page-break/>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2"/>
      <text:p text:style-name="P2">-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text:soft-page-break/>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2"/>
      <text:p text:style-name="P2">-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text:soft-page-break/>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text:p>
      <text:p text:style-name="P2"/>
      <text:p text:style-name="P2">***\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2"/>
      <text:p text:style-name="P2">-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text:soft-page-break/>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2"/>
      <text:p text:style-name="P2">-\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text:soft-page-break/>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
      <text:p text:style-name="P2">-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text:soft-page-break/>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
      <text:p text:style-name="P2">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text:soft-page-break/>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2"/>
      <text:p text:style-name="P2">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text:soft-page-break/>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2"/>
      <text:p text:style-name="P2">-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text:soft-page-break/>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2"/>
      <text:p text:style-name="P2">-\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text:soft-page-break/>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2"/>
      <text:p text:style-name="P2">-\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2"/>
      <text:p text:style-name="P2">-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text:soft-page-break/>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
      <text:p text:style-name="P2">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text:soft-page-break/>“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2"/>
      <text:p text:style-name="P2"/>
      <text:p text:style-name="P2">-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text:soft-page-break/>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2"/>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text:soft-page-break/>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2"/>
      <text:p text:style-name="P2"/>
      <text:p text:style-name="P2">"-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text:soft-page-break/>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2"/>
      <text:p text:style-name="P2"/>
      <text:p text:style-name="P2">"-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text:soft-page-break/>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2"/>
      <text:p text:style-name="P2"/>
      <text:p text:style-name="P2">"-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text:soft-page-break/>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2"/>
      <text:p text:style-name="P2">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text:soft-page-break/>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2"/>
      <text:p text:style-name="P2"/>
      <text:p text:style-name="P2">hunk = [{"ty":"is","s":"Я присел в коридоре, закрыв глаза.\nПолчаса назад это место было моим миром. Миром, где я родился, вырос и знал, что умру. Но те</text:p>
      <text:p text:style-name="P2">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2">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2"><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2">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2">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2">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2">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2">n***\n\n– Итак, подведём итоги. - Дискорд удобно уселся в моём рабочем кресле, развернувшись к компьютеру спиной, и принялся загибать пальцы. - Что мы и</text:p>
      <text:p text:style-name="P2">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2">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2">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2">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2">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2">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2">й, – я оторвался от печальных мыслей, – в чём удача-то, что ты оказался с нами?\n– Видишь ли, мой друг, мы с Селестией давние… гм… знакомые. Очень давни</text:p>
      <text:p text:style-name="P2">е и очень близкие. Настолько близкие, что чувствуем присутствие друг друга, если находимся рядом. <text:soft-page-break/>Это чувство выработалось за годы охоты друг за дружкой</text:p>
      <text:p text:style-name="P2"><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2"><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2">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2">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2">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2"><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2">ь, чтоб вы не слишком сильно отличались от людей.\n– А они? – Дискорд кивнул на девушек, сжавшихся в уголке дивана.\nЯ пожал плечами. \n– Поживём — увид</text:p>
      <text:p text:style-name="P2">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2"><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2">ь про сбои в работе Нексуса, начавшиеся с утра, после установки нового билда. Слушая его в полуха, я сел за рабочее место.\n","ibi":181513},{"ty":"as","</text:p>
      <text:p text:style-name="P2"/>
      <text:p text:style-name="P2"/>
      <text:p text:style-name="P2">type="text/javascript"&gt;DOCS_modelChunkParseStart = new Date().getTime();&lt;/script&gt;&lt;script type="text/javascript"&gt;DOCS_modelChunk = [{"ty":"is","s":"Как б</text:p>
      <text:p text:style-name="P2">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2">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2"><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2">ли нет.\nА сейчас разберёмся, что там с Нексусом?\nАдминистративная консоль приветственно мигнула зелёным шрифтом.\n\n\u003e\\Привет, Нексус. Это Макс.\</text:p>
      <text:p text:style-name="P2">n\u003c\\Привет, Макс. Рад тебя видеть.\n\nХм. Блок эмоций? Или просто модификация стандартного приветствия?\n\n\u003e\\Нексус, отключи память событий з</text:p>
      <text:p text:style-name="P2">а последнюю неделю.\n\u003c\\Выполнено, Макс.\n\u003e\\Задача по корпоративной логике. Выдай наиболее оптимальное решение.\n\u003c\\Жду с нетерпением, М</text:p>
      <text:p text:style-name="P2">акс.\n\u003e\\Постановка задачи.\n\u003e\u003e\\Компания А под твоим управлением выпускает большими партиями лечебный шампунь, который эффективен уже пр</text:p>
      <text:p text:style-name="P2">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2">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2"><text:soft-page-break/>ичения.\n\u003e\u003e\\Ты не можешь подать в суд на компанию Б и ждать результатов, так как за время разбирательства компания А обанкротится.\n\u003e\\З</text:p>
      <text:p text:style-name="P2">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2">003c\\Задача принята...\n\u003c\\...\n\u003c\\...\n\u003c\\Решение:\n\u003c\\Не следует противопоставлять злу ещё большее зло - это только усилит его. Н</text:p>
      <text:p text:style-name="P2">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2">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2">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2">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2">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2">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2"><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2">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2">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2">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2">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2">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2">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2">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2">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2">еров и закупаться продуктами на полулегальном базарчике неподалёку от офиса).\n","ibi":185537},{"ty":"as","sm":{"ps_al":3,"ps_al_i":false,"ps_awao_i":tr</text:p>
      <text:p text:style-name="P2"/>
      <text:p text:style-name="P2"/>
      <text:p text:style-name="P2">:"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2">ём месте останется карточка пропуска. Возьмёшь её. Пока я буду отвлекать охрану, подойдёшь к <text:soft-page-break/>турникету, подержишь карточку перед чёрным кубом слева, дож</text:p>
      <text:p text:style-name="P2">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2">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2">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2">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2">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2">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2">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2">на будет человеком. Она может оказаться, скажем, какой-нибудь собачкой. Хм... Женского пола.\n– Дискорд!\n– Ась? – Дискорд с отсутствующим выражением ли</text:p>
      <text:p text:style-name="P2">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2">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2">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2">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2"><text:s/>равно что гулять по апрельскому льду.\n– Пора. Перерыв закончился, все, в основном, уже сидят на своих местах.\n– Что ж, веди меня, мой фюрер! – Дискор</text:p>
      <text:p text:style-name="P2">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2"><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2">дующем так же.\nВ конце-концов, на пятом этаже Дискорд с шумом втянул в себя воздух, поднял вверх палец и заявил, повернувшись ко мне:\n– О!\n– Ты что-т</text:p>
      <text:p text:style-name="P2">о чувствуешь?\n– Не что-то, а именно её! Ай! – Дискорд высвободил руку из закрывшихся створок дверей. – Селестию, то бишь! Сейчас мы её в два счёта разы</text:p>
      <text:p text:style-name="P2">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2">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2">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2">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2"><text:soft-page-break/>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2">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2">ствуешь?\n– Нет! – Дискорд отвёл взгляд и пошёл дальше.\nОстаток этажа не принёс в поиски ничего нового.\n","ibi":189571},{"ty":"as","sm":{"ps_al":3,"ps</text:p>
      <text:p text:style-name="P2"/>
      <text:p text:style-name="P2">ipt"&gt;DOCS_modelChunkParseStart = new Date().getTime();&lt;/script&gt;&lt;script type="text/javascript"&gt;DOCS_modelChunk = [{"ty":"is","s":"\nНаша компания поглоща</text:p>
      <text:p text:style-name="P2">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2">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2">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2">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2">просто шкурный интерес по отношению к Максу. Уж поверьте мне, я такие вещи умею подмечать.\n– Да ну? – усомнилась Эпплджек. – С каких это пор?\n– С таки</text:p>
      <text:p text:style-name="P2">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2">, я никому не выдам, что ты неровно дышишь к…\n– Кха-кхе-кхм-гррммм! – внезапно закашлявшаяся Эпплджёк заглушила конец фразы. – Ну хорошо, положим, ты п</text:p>
      <text:p text:style-name="P2">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2"><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2">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2">одальше — тогда я, возможно, что-то обнаружу.\nЯ понял, что Дискорд уже всё решил. Что ж, возможно, так будет лучше.\n– Ты собираешься уехать?\n– Да. Че</text:p>
      <text:p text:style-name="P2">м скорее, тем лучше. У нас всё ещё есть почти три месяца на поиски. Думаю, мне хватит. – Дискорд встал и начал собираться.\n– А как…\n– Не изволь беспок</text:p>
      <text:p text:style-name="P2">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2">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2">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2">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2"><text:soft-page-break/>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2">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2">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2">\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2">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2">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2"><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2"><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2">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2">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2">орожен, но всё равно частенько ходил на волосок от травм и повреждений.\n\n***\n– Так больше продолжаться не может. – Жанна (как мы условились называть</text:p>
      <text:p text:style-name="P2">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2">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2">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2"><text:s/>Селестии! Времени осталось совсем мало.\n","ibi":193596},{"ty":"as","sm":{"ps_al":3,"ps_al_i":false,"ps_awao_i":true,"ps_ifl":18.0,"ps_ifl_i":true,"ps_</text:p>
      <text:p text:style-name="P2"/>
      <text:p text:style-name="P2"/>
      <text:p text:style-name="P2">S_modelChunk = [{"ty":"is","s":"Жанна слепила снежку и запустила её в ближайшего снеговика на пригорке, метко сбив ему нос из бутылки. Снеговик, казалос</text:p>
      <text:p text:style-name="P2">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2">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2">,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2">них должен догадаться Макс\u003e?\n– Да, у меня тоже было такое чувство, что он хочет от нас избавиться. Но он же объяснил, почему. Или ты думаешь, что?</text:p>
      <text:p text:style-name="P2">..\n – Я ему не доверяю. – Следующая снежка полетела в сторону озера, прочертив в тонком слое <text:soft-page-break/>снега на льду длинную чёрную дорожку. – По-моему, ему выго</text:p>
      <text:p text:style-name="P2">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2">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2">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2">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2">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2">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2">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2">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2">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2"><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2">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2">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2">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2">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2">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2">, внезапно поехал\u003cулучшить\u003e. А тот случай, когда мне пришлось зашивать тебе куртку после нападения убийц\u003cклоунов/санта-клаусов\u003e — ты</text:p>
      <text:p text:style-name="P2"><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2"><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2">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2">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2">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2"><text:soft-page-break/><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2">умия, чтобы организовывать такие неестественные попытки убийства.\n","ibi":198115},{"ty":"as","sm":{"ps_al":3,"ps_al_i":false,"ps_awao_i":true,"ps_ifl":</text:p>
      <text:p text:style-name="P2"/>
      <text:p text:style-name="P2"/>
      <text:p text:style-name="P2">hunk = [{"ty":"is","s":"Я осмотрел прибрежные кусты. В тусклом свете фонаря их силуэты казались изготовившимися к броску химерами.\n– Пойдём отсюда, Жан</text:p>
      <text:p text:style-name="P2">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2"><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2">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2">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2">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2">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2">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2">пнула книгу “Последний Единорог\u003c?\u003e” Питера Бигла и повернулась ко мне.\n– Я тут проходил мимо серверной и заметил, что там висит сумка. Кто-то</text:p>
      <text:p text:style-name="P2"><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2">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2">Так это твоя?\n– Если чёрная кожаная, с заклёпками — то моя. Хотя в серверной чужой быть и не должно.\n– Чёрная. С заклёпками. – Я всматривался в Анджел</text:p>
      <text:p text:style-name="P2">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2">талась, изогнувшись, заглянуть себе за плечо.\n– Да нет, всё в порядке, не волнуйся. А тебе, часом, никогда не снилось, что у тебя есть копыта, рог и кр</text:p>
      <text:p text:style-name="P2">ылья?\n– Чего-о-о? – Анджела прыснула. – Ну и сексуальные фантазии у тебя, Макс! Если хочешь пригласить в кафешку — так и скажи. Рога он какие-то выдумы</text:p>
      <text:p text:style-name="P2">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2">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2">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2"><text:s/>её после работы, она без запинки переключалась с новостей из мира unix-систем на новинки рок-<text:soft-page-break/>музыки и компьютерных игр. Но попытку заговорить на интере</text:p>
      <text:p text:style-name="P2">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2"><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2">003e\n\n***\n\nНа кухне за столиком сидели две девушки и сочиняли письмо.\n– “Дорогой Дискорд, мы так по тебе соскучились!” - старательно выводила каллл</text:p>
      <text:p text:style-name="P2">играфическим почерком Флаттершай. – “Почти так же сильно, как по Эквестрии”...\n– Вот ещё! Чтоб я по этому охламону соскучилась! – пробурчала Эпплджек.</text:p>
      <text:p text:style-name="P2">–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2">андаш, переправила текст.\n– Вот теперь другое дело! – Эпплджек выставила листок на свет, любуясь написанным.\n– А ты уверена, что так можно? – робко вс</text:p>
      <text:p text:style-name="P2">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2">нько сидра, заявляется под утро со следами помады на шее.\n– А-а-а. Ну ладно. А разве “мы б тебя век не видели, если б не принцесса”...\n– Ты не отвлека</text:p>
      <text:p text:style-name="P2">йся на дружескую фамильярность, а дальше пиши, – прервала её подруга. – А то мы так до вечера не закончим. А скоро ужин готовить надо.\n","ibi":202353},</text:p>
      <text:p text:style-name="P2"/>
      <text:p text:style-name="P2"/>
      <text:p text:style-name="P2"/>
      <text:p text:style-name="P13">javascript"&gt;DOCS_modelChunk = [{"ty":"is","s":"– Ну хорошо, продолжу. “Как успехи в поисках принцессы Селестии? Пиши нам, пожалуйста, побольше. Ты так и</text:p>
      <text:p text:style-name="P14">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14">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14">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14">ется вовсю, пока мы тут ночей не спим. А ну дай-ка…\nЭпплджек выхватила листок и начала править текст.\n– Так… Так… И вот так! Теперь порядок! – Эпплдже</text:p>
      <text:p text:style-name="P14">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14">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14">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14">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4">.\n– “Надеюсь, ты скоро найдёшь нашу принцессу.” – продолжила Флаттершай. – “Потому что нам её искать плохо получается. Макс долго искал и, наконец, наш</text:p>
      <text:p text:style-name="P14"><text:soft-page-break/>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14">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14">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14">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14"><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14">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14">же о Гарри.\n– Что-то мне это напоминает.\n– Что?\n– То, что с Максом происходит в последнее время. Стоит ему нос из дому высунуть - как на него свалива</text:p>
      <text:p text:style-name="P14">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14">жей! \n– Лучше бы он от нас просто отстал. Мы ему ничего плохого не сделали. – вздохнула Флаттершай и продолжила. – “Надеюсь, у тебя всё хорошо? Ты так</text:p>
      <text:p text:style-name="P14">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14"><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14">л снеговик — он съехал на него с пригорка и Макс еле вырвался.”\n– Агась, вырвался бы он, если бы не я. Дай-ка сюда письмо...\n– “...хорошо, что рядом б</text:p>
      <text:p text:style-name="P14">ыла Эпплджек и спасла его...”. – Так годится?\n– Пожалуй, да.\n– Хорошо. – “В общем, приезжай скорее. Так хочется, чтоб мы снова были вместе и чтобы все</text:p>
      <text:p text:style-name="P14"><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14">.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14">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14">Твоя Флатти”.\n– Да-да, я мигом! – Девушка схватила листок бумаги и помчалась к ноутбуку.\n\nОзарение\n\n\u003cФлаттершай смотрит млп и говорит - всё не</text:p>
      <text:p text:style-name="P14"><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14">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14"/>
      <text:p text:style-name="P13"/>
      <text:p text:style-name="P14"/>
      <text:h text:style-name="P54" text:outline-level="2"><text:soft-page-break/>Озарение</text:h>
      <text:p text:style-name="P1"/>
      <text:p text:style-name="P1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4"/>
      <text:p text:style-name="P13">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5894295982428162343" text:style-name="L5">
        <text:list-item>
          <text:p text:style-name="P73">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1269036042805152069" text:style-name="L6">
        <text:list-item>
          <text:p text:style-name="P74">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74">Ну хорошо. Убедила. В конце-концов, можем поступить так. Вы с Флатти вернётесь обратно а я продолжу поиски здесь.</text:p>
        </text:list-item>
        <text:list-item>
          <text:p text:style-name="P74">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74">Вы можете связываться со мной раз в месяц по коридору.</text:p>
        </text:list-item>
        <text:list-item>
          <text:p text:style-name="P74">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74">Ну, не раз в месяц <text:span text:style-name="T4">—</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14">Эпплджек недоверчиво хмыкнула.</text:p>
      <text:list xml:id="list6656540496374145445" text:style-name="L7">
        <text:list-item>
          <text:p text:style-name="P75">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75">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text:soft-page-break/>дни.</text:p>
        </text:list-item>
        <text:list-item>
          <text:p text:style-name="P75">Конечно оставаться. Кто ещё, кроме нас, может найти её?</text:p>
        </text:list-item>
        <text:list-item>
          <text:p text:style-name="P75">Я думал, ты не сможешь оставить Энджела и всех остальных надолго.</text:p>
        </text:list-item>
        <text:list-item>
          <text:p text:style-name="P75">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76">Извини, Флаттершай, забылся.</text:p>
        </text:list-item>
        <text:list-item>
          <text:p text:style-name="P76">Та ладно, я ж не против, – возразила Эпплджек. – Не парься, Флатти. Было б хуже, если б он <text:s/>назвал меня Эпплджек на людях.</text:p>
        </text:list-item>
        <text:list-item>
          <text:p text:style-name="P76">Ты так... – запнулась Флаттершай. – Так быстро забыла свою ферму. И...</text:p>
        </text:list-item>
        <text:list-item>
          <text:p text:style-name="P76">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76">Как ты можешь так говорить? – расплакалась Флаттершай.</text:p>
        </text:list-item>
        <text:list-item>
          <text:p text:style-name="P76">Эй, девушки, не ссорьтесь! Мы — одна команда! И надеюсь, останемся ею и в дальнейшем. </text:p>
          <text:p text:style-name="P7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76">А если нет? – Эпплджек смотрела мне мне прямо в глаза.</text:p>
          <text:p text:style-name="P76">Я молча пожал плечами. Эпплджек уверенно продолжила.</text:p>
        </text:list-item>
        <text:list-item>
          <text:p text:style-name="P76">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76">Спасибо, ЭйДжей.</text:p>
        </text:list-item>
        <text:list-item>
          <text:p text:style-name="P76">Я об Эквестрии беспокоюсь. – ворчливо отозвалась Эпплджек. – Надо разобраться с этой ерундой наконец-то. И я чертовски намерена это сделать.</text:p>
          <text:p text:style-name="P76">Флаттершай пробормотала нечто, показавшееся мне знакомым.</text:p>
        </text:list-item>
        <text:list-item>
          <text:p text:style-name="P76">Флатти, ты что-то сказала? Я не расслышал.</text:p>
        </text:list-item>
        <text:list-item>
          <text:p text:style-name="P76">Намерение Изменяет Реальность.</text:p>
        </text:list-item>
        <text:list-item>
          <text:p text:style-name="P76">Эээ. А где ты слышала эту фразу, если не секрет?</text:p>
        </text:list-item>
        <text:list-item>
          <text:p text:style-name="P76">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76">У меня как будто вспыхнула лампочка в мозгу. Кирпичики быстро выстраивались в целостную картину. Я ринулся в прихожую.</text:p>
        </text:list-item>
        <text:list-item>
          <text:p text:style-name="P76">Флатти, ЭйДжей, буду через час. Ждите!</text:p>
        </text:list-item>
      </text:list>
      <text:p text:style-name="P14"/>
      <text:h text:style-name="P53" text:outline-level="2">Почти.</text:h>
      <text:p text:style-name="P16">В офисе меня встретил лыбящийся Стас.</text:p>
      <text:p text:style-name="P16"><text:soft-page-break/>–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6">Я уставился на Стаса и он, захлёбываясь от торопливости, начал <text:span text:style-name="T4">рассказывать</text:span>.</text:p>
      <text:p text:style-name="P1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4">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6">– Ты его уничтожил?</text:p>
      <text:p text:style-name="P16">– Кого?</text:p>
      <text:p text:style-name="P16">– Этический модуль. Селестию.</text:p>
      <text:p text:style-name="P1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6">– Ты его уничтожил?</text:p>
      <text:p text:style-name="P1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6">– То есть, на домашнем компьютере Влада модуль работает и дальше?</text:p>
      <text:p text:style-name="P16">– Ага. К нему-то у меня доступа нету. Но в кластер к Нексусу он больше не пролезет.</text:p>
      <text:p text:style-name="P16">– Спасибо, Стас. Ты молодец.</text:p>
      <text:p text:style-name="P16">Ниточка, чуть было не прервавшаяся в офисе, повела в квартиру Влада.</text:p>
      <text:p text:style-name="P16"/>
      <text:h text:style-name="P53" text:outline-level="2">Дискорд</text:h>
      <text:p text:style-name="Text_20_body"/>
      <text:p text:style-name="P24">Девушки поспешно собирались, пока я растолковывал им задачу.</text:p>
      <text:list xml:id="list8675592873095499656" text:style-name="L8">
        <text:list-item>
          <text:p text:style-name="P62">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62">Это тот твой приятель, который разбился с полгода назад? – спросила Эпплджек.</text:p>
        </text:list-item>
      </text:list>
      <text:list xml:id="list7443050680202898548" text:style-name="L9">
        <text:list-item>
          <text:p text:style-name="P63">Да, это он.</text:p>
        </text:list-item>
        <text:list-item>
          <text:p text:style-name="P63">А как мы попадём в его квартиру? Там сейчас кто-то живёт? – Флаттершай прыгала на одной ноге, натягивая кед.</text:p>
        </text:list-item>
        <text:list-item>
          <text:p text:style-name="P63">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25">Этическую сторону проникновения в квартиру я умолчал. В данном случае цель оправдывает средства <text:soft-page-break/>и фактический взлом квартиры оправдывался спасением принцессы и всей Эквестрии. Думаю, Влад бы одобрил.</text:p>
      <text:p text:style-name="P25">В гараже я обошёл старый верный <text:span text:style-name="T4">Nissan Navara</text:span> и направился к маленькому электрическому <text:span text:style-name="T4">Eva. </text:span>Для того, чтоб не привлекать внимание, самое оно. <text:s/><text:span text:style-name="T4">&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4">&gt;</text:span></text:p>
      <text:p text:style-name="P2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4">&lt;</text:span>Плохо написано!<text:span text:style-name="T4">&gt;</text:span></text:p>
      <text:p text:style-name="P25">Я поднёс брелок пропуска к домофону, но дверь подъезда не открылась. Замигала красная лампочка и зажужжал зуммер.</text:p>
      <text:p text:style-name="P25">Я выругался.</text:p>
      <text:list xml:id="list4242365663072798742" text:style-name="L10">
        <text:list-item>
          <text:p text:style-name="P58">Макс, что случилось? У нас проблемы?</text:p>
        </text:list-item>
        <text:list-item>
          <text:p text:style-name="P58">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6122829604892205090" text:style-name="L11">
        <text:list-item>
          <text:p text:style-name="P59">Так что, будем ломать дверь? – Эпплджек критически осмотрелась, подмечая бабулек на лавочке и зевак во внутреннем скверике.</text:p>
        </text:list-item>
      </text:list>
      <text:list xml:id="list1577348048295895246" text:style-name="L12">
        <text:list-item>
          <text:p text:style-name="P60">Нет нужды. Лучше станьте-ка сзади меня так, чтобы заслонить от этих бабулек и от вооон той камеры наблюдения.</text:p>
        </text:list-item>
      </text:list>
      <text:list xml:id="list5646262112467930059" text:style-name="L13">
        <text:list-header>
          <text:p text:style-name="P7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6">Раздался лёгкий «кряк» и дверь подалась.</text:p>
      <text:list xml:id="list2021602334734352595" text:style-name="L14">
        <text:list-item>
          <text:p text:style-name="P78">Девушки, заходим.</text:p>
        </text:list-item>
      </text:list>
      <text:p text:style-name="P1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6">Прихожая встретила нас толстым слоем пыли. Мы тихонько прошли внутрь и я закрыл дверь изнутри.</text:p>
      <text:p text:style-name="P14"><text:span text:style-name="T1">Компьютер</text:span> стоял там же, где и обычно <text:span text:style-name="T1">— в личном кабинете Влада на столе у окна.</text:span></text:p>
      <text:list xml:id="list5755170287780606256" text:style-name="L15">
        <text:list-item>
          <text:p text:style-name="P79"><text:soft-page-break/>Макс, тут окно разбито! И верёвка какая-то висит. – крикнула Флаттершай из кухни.</text:p>
        </text:list-item>
        <text:list-item>
          <text:p text:style-name="P79">Оставь, Флатти, не сейчас! – отмахнулся я.</text:p>
        </text:list-item>
      </text:list>
      <text:p text:style-name="P32">Лампочка питания на ноутбуке горела, <text:s/>но подключенный монитор оставался тёмным. Я постучал по пробелу, но безрезультатно.</text:p>
      <text:list xml:id="list4371915710620047788" text:style-name="L16">
        <text:list-item>
          <text:p text:style-name="P80">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80">Монитор выключен. – <text:s/>раздалось из угла. Кресло с высокой спинкой повернулось, открыв нашим взорам Дискорда. </text:p>
        </text:list-item>
      </text:list>
      <text:p text:style-name="P27">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27">Он приподнял панамку, дурашливо здороваясь.</text:p>
      <text:list xml:id="list5012785225393291868" text:style-name="L17">
        <text:list-item>
          <text:p text:style-name="P81">Оп-па! – пробормотала Эпплджек. – Нежданчик!</text:p>
        </text:list-item>
      </text:list>
      <text:list xml:id="list5371162128645364894" text:style-name="L18">
        <text:list-item>
          <text:p text:style-name="P82">Ты, я вижу, времени не терял, – моя рука под прикрытием стола медленно тянулась к тяжёлой фарфоровой кружке, стоящей на краю.</text:p>
        </text:list-item>
        <text:list-item>
          <text:p text:style-name="P49">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49">А почему ты вообще решил искать нас тут? – спросила Эпплджек. – Приехал бы домой. Мы б тебя чаем напоили.</text:p>
        </text:list-item>
        <text:list-item>
          <text:p text:style-name="P49">Видишь ли, дорогая Эй-Джей, я с самого начала знал, где находится наша уважаемая принцесса, а времени в обрез, так что...</text:p>
        </text:list-item>
      </text:list>
      <text:p text:style-name="P35">В проёме дверей появилась Флаттершай.</text:p>
      <text:list xml:id="list8877130684827455284" text:style-name="L19">
        <text:list-item>
          <text:p text:style-name="P50">С кем это вы тут разговариваете?</text:p>
          <text:p text:style-name="P51">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35">Оглушённый Дискорд попытался было отъехать на кресле в сторону, но я припёр его стулом к стенке.</text:p>
      <text:p text:style-name="P33">– Жанна, Флатти, хватайте ноут и на выход! Я с ним разберусь! Не теряйте вре...!</text:p>
      <text:p text:style-name="P33">– ТЫ ИДИО...!!!</text:p>
      <text:p text:style-name="P33">Дискорд <text:s/>зорал одновременно со мной, прикрываясь от меня руками, когда раздался оглушительный</text:p>
      <text:p text:style-name="P33">...</text:p>
      <text:p text:style-name="P34">БАХ!!!</text:p>
      <text:p text:style-name="P33">…</text:p>
      <text:p text:style-name="P33">Эпплджек с <text:s/>нервным всхлипом опустила толстенный том «Энтерпрайз-паттернов» , издание девятое, дополненное.</text:p>
      <text:p text:style-name="P27">На лице Дискорда появилось удивлённо-мечтательное выражение и он вырубился.</text:p>
      <text:p text:style-name="P27"/>
      <text:h text:style-name="Heading_20_2" text:outline-level="2"><text:soft-page-break/>Селестия</text:h>
      <text:p text:style-name="P27"/>
      <text:p text:style-name="P27">Включенный монитор показал схематическое изображение Селестиии, </text:p>
      <text:p text:style-name="P28">&gt;\<text:span text:style-name="T1">Привет, Селестия. Это Макс. Как себя чувствуешь?</text:span></text:p>
      <text:p text:style-name="P28">&lt;\<text:span text:style-name="T1">Макс? МАКС??? МА-А-А-АКС!!! НАКОНЕЦ-ТО! КАК Я РАДА ТЕБЯ СЛЫШАТЬ! </text:span></text:p>
      <text:p text:style-name="P27"/>
      <text:p text:style-name="P28">&gt;\<text:span text:style-name="T1">Я рад, что нашёл тебя, Тия.</text:span></text:p>
      <text:p text:style-name="P2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28">&gt;\<text:span text:style-name="T1">Тия, я сейчас подключу микрофон и колонки, и мы сможем общаться более удобно.</text:span></text:p>
      <text:p text:style-name="P27">…</text:p>
      <text:p text:style-name="P27">– Привет опять. Как ты меня слышишь?</text:p>
      <text:p text:style-name="P27">–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28">– <text:span text:style-name="T1">Могу себе представить. Как-то раз я провёл три часа камере сенсорной депривации. Мне не понравилось.</text:span></text:p>
      <text:p text:style-name="P27">– Эммм... Ваше Высочество, вы в порядке? Мы так рады, что наконец-то нашли Вас! – вклинилась в разговор Эпплджек.</text:p>
      <text:p text:style-name="P27">– Кто тут? Макс, кто ещё с тобой?</text:p>
      <text:p text:style-name="P28"><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28">– <text:span text:style-name="T1">Девочки? Я рада вас слышать. А Твайлайт нет рядом?</text:span></text:p>
      <text:p text:style-name="P2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27">При этих словах Дискорд замычал и задёргался. Эпплджек нахмурилась и проверила верёвки, привязывающие его к спинке стула.</text:p>
      <text:p text:style-name="P27">–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27">– Ноутбук — так называется место, где я нахожусь сейчас? А кто это мычит?</text:p>
      <text:p text:style-name="P2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27">– О, духи предков, но зачем??? Почему у него кляп во рту?</text:p>
      <text:p text:style-name="P27">– Мы связали его. Он нас предал. И тебя. И Эквестрию. Всех.</text:p>
      <text:p text:style-name="P27">При этих словах Эпплджек и Флаттершай непонимающе уставились на меня, а Дискорд протестующе замычал.</text:p>
      <text:p text:style-name="P27">Я начал рассказывать о своих догадках, и непонимающее выражение на лицах девушек сменилось удивлением.</text:p>
      <text:p text:style-name="P27">– Нифигасе! – Эпплджек уставилась на Дискорда. – Никогда бы не догадалась! Он, конечно, пиз<text:span text:style-name="T4">#</text:span>обол и <text:soft-page-break/>распи<text:span text:style-name="T4">#</text:span>дяй, но чтоб предатель... Я о таком и не думала даже.</text:p>
      <text:p text:style-name="P27">– А зачем тогда ты приложила его книгой? – непонимающе уставился я на неё.</text:p>
      <text:p text:style-name="P27">– Потому что ты напал на него. Я и подумала — тебе виднее. И помогла.</text:p>
      <text:p text:style-name="P27">Флаттершай отрицающе мотнула головой.</text:p>
      <text:p text:style-name="P27">– Не может Дискорд быть предателем. Он мой друг.</text:p>
      <text:p text:style-name="P27">Дискорд благодарственно замычал и закивал головой.</text:p>
      <text:p text:style-name="P2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27">Дискорд завёл глаза на лоб и обречённо завыл.</text:p>
      <text:p text:style-name="P27">– Макс, постой. Дай мне поговорить с ним. – сказала Селестия. – Не могу поверить, что Дискорд на такое пошёл.</text:p>
      <text:p text:style-name="P27">– Ну хорошо. Поговори. Послушаем, что он скажет.</text:p>
      <text:p text:style-name="P27">Я красноречиво покачал кулак перед его носом и вытащил кляп.</text:p>
      <text:p text:style-name="P27">...</text:p>
      <text:p text:style-name="P37">– Ффы, тьфу, пффф, пфу! <text:span text:style-name="T4">&lt;</text:span>Вот дискорд! Я, то бишь!<text:span text:style-name="T4">&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3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4">— </text:span><text:span text:style-name="T1">получишь кляп обратно.</text:span></text:p>
      <text:p text:style-name="P37">– Это я-то устраиваю цирк?!! ДА ТЫ НА СЕБЯ ПОСМОТРИ, КЛОУН!!! На людей кидаешься, чашками бросаешься, вон, мне нос разбил! Дерёшься...</text:p>
      <text:p text:style-name="P37">Я угрожающе поднёс тряпку к лицу Дискорда.</text:p>
      <text:p text:style-name="P37">– Ещё одно слово в таком тоне, и ты заткнёшься, а мы уйдём в Эквестрию без тебя!</text:p>
      <text:p text:style-name="P3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37">Дискорд демонстративно закрыл рот и посвистывая уставился в потолок.</text:p>
      <text:p text:style-name="P37">Разговор зашёл в тупик.</text:p>
      <text:p text:style-name="P39"/>
      <text:p text:style-name="P40">На мониторе высветился текст:</text:p>
      <text:p text:style-name="P3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40"/>
      <text:p text:style-name="P40">Из колонок послышался лёгкий шорох.</text:p>
      <text:p text:style-name="P37">– Дик, сейчас не время для ссор. – голос Селестии был мягким, но настойчивым. – Мы в одной лодке.</text:p>
      <text:p text:style-name="P37">– Тебе легко говорить! Тебе не разбивали нос и не оскорбляли угрозами!</text:p>
      <text:p text:style-name="P37">– Ты должен понимать, что у Макса были все основания так себя вести. Твоё поведение вызвало подозрения у него, ведь он мало тебя знает. </text:p>
      <text:p text:style-name="P37">К уговорам Селестии присоединилась Флаттершай.</text:p>
      <text:p text:style-name="P37"><text:soft-page-break/>– Дискорд, миленький, прости его. Макс хороший. Он просто не знал, что ты тоже хороший...</text:p>
      <text:p text:style-name="P37">У Дискорда покраснели уши и он засмущался и заворчал.</text:p>
      <text:p text:style-name="P3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37">Я пропустил «дятла» мимо ушей.</text:p>
      <text:p text:style-name="P4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37"/>
      <text:p text:style-name="P3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3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3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37">Потому разбрасываться такой возможностью не стоит. Если уж тебе повезло оказаться в новом мире — исследуй его сполна!..</text:p>
      <text:p text:style-name="P38">***</text:p>
      <text:p text:style-name="P42">&lt;<text:span text:style-name="T1">сюда можно вставить похождения Дискорда — вторая неопубликованная глава. Первая — секс с Селестией</text:span>&gt;</text:p>
      <text:p text:style-name="P38">***</text:p>
      <text:p text:style-name="P38"/>
      <text:p text:style-name="P40">– Развяжите мне, наконец, руки! Или хотя бы одну. Плечами жестикулировать неудобно.... </text:p>
      <text:p text:style-name="P40">Я развязал Дискорду левую руку.</text:p>
      <text:p text:style-name="P3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40">Дискорд принялся разминать затёкшее запястье.</text:p>
      <text:p text:style-name="P4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40">– Какое письмо, Корди? – вскинулась до этого зачарованно слушавшая Дискорда Флаттершай.</text:p>
      <text:p text:style-name="P40">– Ну ваше же! Вы с Эпплджек написали мне о своих мытарствах тут. Вежливо так написали, спасибо...</text:p>
      <text:p text:style-name="P40"><text:soft-page-break/>Флаттершай покрылась пунцовыми пятнами.</text:p>
      <text:p text:style-name="P40">– Я... Мы... – тут она совсем стушевалась.</text:p>
      <text:p text:style-name="P40">– Так а почему ты сказал, что никто не уйдёт в Эквестрию? – наконец перебила Дискорда скучавшая до этого Эпплджек.</text:p>
      <text:p text:style-name="P40">Дискорд уставился на неё долгим взглядом, а потом хлопнул себя по лбу.</text:p>
      <text:p text:style-name="P4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4">&lt;</text:span><text:span text:style-name="T8">упомянуть, что Дискорд учился играть на гитаре в Эквестрии — брал уроки у Рэйнбоу</text:span><text:span text:style-name="T4">&gt;</text:span>).<text:span text:style-name="T4"> </text:span>То есть, эквестрийские три месяца немного короче местных...<text:span text:style-name="T4">&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4">&gt;</text:span></text:p>
      <text:p text:style-name="P40">– И что? – продолжила его мысль Эпплджек.</text:p>
      <text:p text:style-name="P40">– Эквестрийские три месяца КО-РО-ЧЕ местных. – с нажимом повторил Дискорд. – По моим подсчётам, на два дня.</text:p>
      <text:p text:style-name="P40">– И?!! – до меня уже дошло, но Эпплджек продолжала тупить.</text:p>
      <text:p text:style-name="P40">– Короче, времени у нас осталось что-то около пятнадцати минут. Или около того. – заявил Дискорд, поднеся к глазам запястье с массивными часами.</text:p>
      <text:p text:style-name="P40">– СКОЛЬКО??? – воскликнули хором я и девушки.</text:p>
      <text:p text:style-name="P40">Дискорд открыл было рот, но его слова заглушил звонок в дверь.</text:p>
      <text:p text:style-name="P40">– ОТКРОЙТЕ, ПОЛИЦИЯ! Вам даётся полминуты, чтобы открыть дверь. Через тридцать секунд дверь будет выбита!</text:p>
      <text:p text:style-name="P4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40">Массаракш!</text:p>
      <text:p text:style-name="P40">– На крышу, живо!!! Через окно на кухне! – зашипел Дискорд, отчаянно дёргая узлы свободной рукой.</text:p>
      <text:p text:style-name="P40">Эпплджек, одной рукой сгребя в охапку ноутбук, второй увлекая Флаттершай, кинулась на кухню.</text:p>
      <text:p text:style-name="P40">– А толку? Куда мы с крыши денемся? – спросил я растерянно. Дискорд только раздражённо зарычал в ответ.</text:p>
      <text:p text:style-name="P37">Дверь содрогнулась от мощного удара. Послышался стук падающей штукатурки. Я сломя голову кинулся на кухню.</text:p>
      <text:p text:style-name="P37">– Развяжи меня, идиот!!! – гаркнул вдогонку Дискорд.</text:p>
      <text:p text:style-name="P3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37">– Давай на крышу! Я догоню! – рявкнул он, освобождая вторую руку.</text:p>
      <text:p text:style-name="P37">От второго удара дверная коробка крякнула и наполовину въехала в коридор. </text:p>
      <text:p text:style-name="P37">Я бросился на кухню, по пути защёлкнув дверь в прихожую. Хоть она и сделана практически из <text:soft-page-break/>картона, но на пять-десять секунд преследователей всё же задержит.</text:p>
      <text:p text:style-name="P37">Верёвка в кухонном окне дёргалась от движений лезущих по ней Флатти и Эпплджек. Я словил её рукой и стал на подоконник.</text:p>
      <text:p text:style-name="P37">Чёрт!</text:p>
      <text:p text:style-name="P3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37">Но нет, триста тысяч чертей, раз девушки смогли – я тоже смогу!</text:p>
      <text:p text:style-name="P3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3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37">Я успел сократить расстояние до Эпплджек наполовину, когда девушки нашли решение.</text:p>
      <text:p text:style-name="P3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3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37">Я выдохнул.</text:p>
      <text:p text:style-name="P3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3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37">Чёрт! Чёрт! Чёрт! Чёрт!</text:p>
      <text:p text:style-name="P37">Бля!!!...</text:p>
      <text:p text:style-name="P37">Верёвка закончилась, а вместе с ней прекратилась и боль в сожжёных суставах. Наконец-то у меня появилось время для паники. Я обнял ноги<text:span text:style-name="T4"> </text:span>Эпплджек покрепче, закрыл глаза и приготовился...</text:p>
      <text:p text:style-name="P37"><text:soft-page-break/></text:p>
      <text:h text:style-name="Heading_20_2" text:outline-level="2">Назад, в Эквестрию</text:h>
      <text:p text:style-name="P37"/>
      <text:p text:style-name="P37">Долго паниковать не пришлось. </text:p>
      <text:p text:style-name="P37">Я почувствовал сильный рывок за шиворот и захват поперёк груди. </text:p>
      <text:p text:style-name="P37">– ОТПУСТИ ДЕВЧОНКУ!!! – загрохотало мне в ухо. Я открыл глаза.</text:p>
      <text:p text:style-name="P3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37">Я чуть поднял глаза и уставился в чешуйчатую морду дракона.</text:p>
      <text:p text:style-name="P37">– Отпусти Эпплджек. Я её держу. – повторил Дискорд. – Мне сбалансироваться надо. Вы не такие уж и лёгкие.</text:p>
      <text:p text:style-name="P3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37">Наконец это ему удалось, и дальнейший подъём на крышу происходил в молчании.</text:p>
      <text:p text:style-name="P3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3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37">Флаттершай оторвала заплаканное лицо от моей ветровки.</text:p>
      <text:p text:style-name="P37">– Да-да, ты прав, Корди. Я готова.</text:p>
      <text:p text:style-name="P37">На длинной шее Дискорда разместились Эпплджек и Флаттершай. Я, для сохранения баланса, разместился позади крыльев.</text:p>
      <text:p text:style-name="P37">Дискорд расправил крылья и начал короткую пробежку к краю.</text:p>
      <text:p text:style-name="P4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37">И мы полетели навстречу закату.</text:p>
      <text:p text:style-name="P3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37">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3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37">– Пристегните ремни! – проревел Дискорд, резко ускоряясь. – Будет весело!!!</text:p>
      <text:p text:style-name="P3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text:soft-page-break/>пустоты. <text:s/></text:p>
      <text:p text:style-name="P37">– ЙУУУУУУУХХХУУУУУ!!! – заорал Дискорд, сложил крылья и врезался в шар.</text:p>
      <text:p text:style-name="P41">&lt;<text:span text:style-name="T1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18"/>
      <text:p text:style-name="P1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4">е</text:span><text:span text:style-name="T1">еся</text:span> <text:span text:style-name="T1">в пустоте кресло </text:span>.</text:p>
      <text:p text:style-name="P14"><text:span text:style-name="T1">– </text:span>Анакорн. <text:span text:style-name="T1">– о</text:span>трекомендовался он. <text:span text:style-name="T4">– </text:span><text:span text:style-name="T1">Демиург.</text:span></text:p>
      <text:p text:style-name="P14"><text:span text:style-name="T1">– </text:span>П-привет. Макс. <text:span text:style-name="T1">– в</text:span> смятении представился я.</text:p>
      <text:p text:style-name="P1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1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4"><text:soft-page-break/><text:span text:style-name="T1">Юноша</text:span> закинул ногу за ногу и пытливо смотрел на меня, играя карандашём .</text:p>
      <text:p text:style-name="P14">Я совсем запутался.</text:p>
      <text:p text:style-name="P14"><text:span text:style-name="T1">– </text:span>Какая проблема? Какое решение? Кто ты <text:span text:style-name="T1">вообще</text:span>?</text:p>
      <text:p text:style-name="P14"><text:span text:style-name="T4">– </text:span><text:span text:style-name="T1">Хорошо, с</text:span>ейчас объясню, <text:span text:style-name="T1">– </text:span>кивнул <text:span text:style-name="T1">Анакорн</text:span>. <text:span text:style-name="T4">– </text:span><text:span text:style-name="T1">Понимаю, ты пока не вполне в теме от шока...</text:span></text:p>
      <text:p text:style-name="P1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6">– Стоп, не торопись. – у меня голова пошла кругом от информации. – Я ничего не понял. Какие-такие проблемы? Какие варианты? Зачем его поддерживать?</text:p>
      <text:p text:style-name="P16">Анакорн недовольно поморщился, но продолжил.</text:p>
      <text:p text:style-name="P1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1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6">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6">На голограмме появилась солнечная система Эквуса. Почему-то в центре системы был сам Эквус. Вокруг него вращались солнце и луна.</text:p>
      <text:p text:style-name="P16">Анакорн плюхнулся обратно в кресло и схватился за голову. Потом, немного успокоившись, <text:soft-page-break/>продолжил.</text:p>
      <text:p text:style-name="P1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1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4">&lt;</text:span><text:span text:style-name="T13">привязать к реальным событиям, описанным выше</text:span><text:span text:style-name="T4">&gt;</text:span><text:span text:style-name="T1">. А из таких посёлков Эквестрия состоит на 80% </text:span><text:span text:style-name="T4">&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4">&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16">Анакорн постучал по столику указкой. Солнечная система увеличилась, оставив в поле зрения только шар Эквуса.</text:p>
      <text:p text:style-name="P1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8">старом аналоговом телевизоре.</text:span></text:p>
      <text:p text:style-name="P20">Ко мне наконец-то пришло понимание ситуации.</text:p>
      <text:p text:style-name="P2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6">Анакорн смутился.</text:p>
      <text:p text:style-name="P1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6">(<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6"><text:span text:style-name="T10">– Сам ты раздолбай! – произнёс, наконец, Свирл</text:span>)</text:p>
      <text:p text:style-name="P16">… И создали вы его достаточно топорно — видишь, он трещит по швам.</text:p>
      <text:p text:style-name="P16"><text:soft-page-break/>– Хмм. То есть, это брони создали Эквус?</text:p>
      <text:p text:style-name="P1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6">Я вспомнил события последнего года <text:span text:style-name="T4">&lt;</text:span>упомянуть в эпизоде на Терре, что МЛП-сериал закрылся год назад<text:span text:style-name="T4">&gt;</text:span></text:p>
      <text:p text:style-name="P1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6">Анакорн с такой силой сжал карандаш, что он хрустнул.</text:p>
      <text:p text:style-name="P1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8">– </text:p>
      <text:p text:style-name="P1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20">– Верни Рэйнбоу!!!</text:p>
      <text:p text:style-name="P20">Обломки карандаша выпали из кулака Анакорна на столик.</text:p>
      <text:p text:style-name="P20">– Э-э-э… м-м-м… ну-у-у... Нельзя сказать, что это совсем невыполнимо… Но, прямо скажу, задачка не для студента!</text:p>
      <text:p text:style-name="P20">– А ты студент?</text:p>
      <text:p text:style-name="P2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2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2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2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2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text:soft-page-break/>Но уговорщик из <text:s/>меня тот ещё — Анакорн развёл руками.</text:p>
      <text:p text:style-name="P2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20">– Нет. Плата остаётся неизменной. Тут мы квиты. У меня тоже мало шансов помочь тебе — я не имею ни малейшего понятия, как это сделать.</text:p>
      <text:p text:style-name="P20">Ставшие почти прозрачными стены комнаты снова обрели материальность. Анакорн пожал плечами и протянул мне руку через столик.</text:p>
      <text:p text:style-name="P2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2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2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20">Я задумался.</text:p>
      <text:p text:style-name="P2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20">Анакорн почесал в затылке.</text:p>
      <text:p text:style-name="P20">– А кьютимарки? Как, <text:span text:style-name="T4">&lt;чёрт&gt;</text:span> меня побери, объяснить кьютимарки?</text:p>
      <text:p text:style-name="P20">– А кьютимарки ты сам даришь пони, когда распознаёшь их жизненное предназначение.</text:p>
      <text:p text:style-name="P2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20">Я пожал плечами.</text:p>
      <text:p text:style-name="P20">– А по-другому я не могу объяснить их появление. К сожалению.</text:p>
      <text:p text:style-name="P2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29">– Хорошо. Уболтал. Кьютимарки беру на себя. Так и знал, что мне самое трудное достанется!</text:p>
      <text:p text:style-name="P2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29">Анакорн проследил мой взгляд.</text:p>
      <text:p text:style-name="P29"><text:soft-page-break/>– Нечего так смотреть. Если я стану применять магию вместо ловкости, теряется весь смысл упражнения... О, глянь-ка на Эквус!</text:p>
      <text:p text:style-name="P29">И впрямь, было на что посмотреть. Уровень помех на модели Эквуса значительно снизился и сама она стала светиться ровным голубоватым светом.</text:p>
      <text:p text:style-name="P2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29"/>
      <text:p text:style-name="P31">Да, т<text:span text:style-name="T1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31"/>
      <text:p text:style-name="P29">Я опять задумался. В голове было пусто. Хотя, если подумать с точки зрения программиста, можно... Наверное можно, раз все предыдущее прокатило...</text:p>
      <text:p text:style-name="P30">–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30">– Не понял? Это как? Как ты совместишь разрушенную магическими войнами Эквестрию с романтически-сексуальным раем для попаданцев?</text:p>
      <text:list xml:id="list7710166535797111206" text:style-name="L20">
        <text:list-item>
          <text:p text:style-name="P83">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3">Анакорн долго мусолил карандаш, а потом вдруг заржал.</text:p>
        </text:list-item>
        <text:list-item>
          <text:p text:style-name="P83">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list-item>
        <text:list-item>
          <text:p text:style-name="P83">Я ничего никому не назначаю. Ты просил меня придумать отмазку для объяснения различий в фэндоме — я придумал. Не нравится — ну, извиняй.</text:p>
          <text:p text:style-name="P83">Анакорн примирительно похлопал меня по плечу.</text:p>
        </text:list-item>
        <text:list-item>
          <text:p text:style-name="P83">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3">Я подозрительно посмотрел на Анакорна.</text:p>
        </text:list-item>
        <text:list-item>
          <text:p text:style-name="P83">Какой ещё, нафиг, «мой фанфик»? Я никакого фанфика не писал. И не собираюсь, вообще-то.</text:p>
        </text:list-item>
      </text:list>
      <text:p text:style-name="P30"><text:tab/>Анакорн ехидно ухмыльнулся и откинулся в кресле, переплетя пальцы за затылком.</text:p>
      <text:list xml:id="list2221625809815611363" text:style-name="L21">
        <text:list-item>
          <text:p text:style-name="P84">И тут мы плавно переходим к заключительной проблеме! Надо на короткое время восстановить <text:soft-page-break/>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list-item>
      </text:list>
      <text:list xml:id="list895783084710058621" text:style-name="L22">
        <text:list-item>
          <text:p text:style-name="P85">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фантазируйте об Эквестрии!» не собираюсь.</text:p>
        </text:list-item>
        <text:list-item>
          <text:p text:style-name="P85">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list-item>
        <text:list-item>
          <text:p text:style-name="P85">Факн щит!.. Если ты мне скажешь, чего писать – могу попробовать. А так — нет. Из меня писатель примерно такой, как из тебя — жонглёр вот этим карандашём.</text:p>
          <text:p text:style-name="P85">Анакорн развёл руками.</text:p>
        </text:list-item>
        <text:list-item>
          <text:p text:style-name="P85">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list-item>
      </text:list>
      <text:p text:style-name="P2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2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29">Анакорн, глядя на мои терзания, понимающе кивнул и продолжил.</text:p>
      <text:p text:style-name="P16">–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16">– Гм! Я бы попросил тебя не касаться моих отношений с Рэйнбоу.</text:p>
      <text:p text:style-name="P1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6">У меня сердце буквально ухнуло куда-то вниз, в область желудка.</text:p>
      <text:p text:style-name="P1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4">&lt;&gt;</text:span></text:p>
      <text:p text:style-name="P1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6">– Та ладно, не утешай. Я не маленький ребёнок. Долг платежём красен. Сделаю то, что ты хочешь. <text:soft-page-break/>Как сумею.</text:p>
      <text:p text:style-name="P1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6">Анакорн наблюдал за мной без улыбки. По его нейтральному выражению лица невозможно было догадаться, о чём он думает.</text:p>
      <text:p text:style-name="P16">– Ну вот и отлично. Рад, что мы наконец-то пришли к сделке.</text:p>
      <text:p text:style-name="P2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21">– Пора закругляться. Ты начинаешь сгорать. Надо утрясти последние детали, пока ещё есть пару минут.</text:p>
      <text:p text:style-name="P16">– Валяй. Я тебя внимательно слушаю.</text:p>
      <text:p text:style-name="P1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16">– А я разве сплю?</text:p>
      <text:p text:style-name="P16">– Сейчас — нет. Но как только мы закроем сделку — проснёшься. Потому что нет иного способа вернуть тебя в реальный мир.</text:p>
      <text:p text:style-name="P16">– Эээ, постой. А как я в Эквестрию и обратно возвращался?</text:p>
      <text:p text:style-name="P1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6">Так вот, возвращать тебя обратно в твой мир я не буду. </text:p>
      <text:p text:style-name="P16">Во-первых, может возникнуть временная 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4"> </text:span>Если вернуть тебя обратно — рано или поздно он тебя убьёт. Скорее рано, чем поздно.</text:p>
      <text:p text:style-name="P1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6">– Ты ещё увидишь пару снов на прощание. Удачи!</text:p>
      <text:p text:style-name="P16"/>
      <text:p text:style-name="P17"><text:soft-page-break/>***</text:p>
      <text:p text:style-name="P16">– Привет, Макс. – образ Селестии снова реял передо мной, как полгода назад. – Я хочу поблагодарить тебя за всё.</text:p>
      <text:p text:style-name="P16">– Пожалста. – ответил я безучастно. – Всегда рад. Только Вам не нужно было ТАК распинаться, чтобы заручиться моей помощью.</text:p>
      <text:p text:style-name="P16">Селестия на мгновение смутилась, но продолжила.</text:p>
      <text:p text:style-name="P16">– <text:s text:c="2"/>За благополучие Эквестрии я бы и не ТАК разопнулась, но в данном случае ты не прав. Я была искренней с тобой и всё, что было между нами — настоящее. <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37">Селестия кивнула, соглашаясь, и образ её начал меркнуть.</text:p>
      <text:p text:style-name="P41">– <text:span text:style-name="T1">Окей. Будь счастлив и... спасибо тебе за всё, Макс.</text:span></text:p>
      <text:p text:style-name="P37">…</text:p>
      <text:p text:style-name="P41">–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37"/>
      <text:list xml:id="list7364242236403347688" text:style-name="L23">
        <text:list-header>
          <text:p text:style-name="P86">(<text:span text:style-name="T15">Луна — как повелительница снов, слышала разговор Макса с Анакорном</text:span>)</text:p>
          <text:p text:style-name="P87"/>
        </text:list-header>
      </text:list>
      <text:p text:style-name="P38">***</text:p>
      <text:p text:style-name="P14"><text:span text:style-name="T1">–</text:span> Ты?..</text:p>
      <text:p text:style-name="P14"><text:span text:style-name="T1">–</text:span> Ты??!</text:p>
      <text:p text:style-name="P14"><text:span text:style-name="T1">–</text:span> Ты мне снишься??</text:p>
      <text:p text:style-name="P14"><text:span text:style-name="T1">–</text:span> Это ты мне снишься!!</text:p>
      <text:p text:style-name="P14"><text:span text:style-name="T1">–</text:span> Неважно… Пусть мы друг-другу снимся… Ты как, Дэш?</text:p>
      <text:p text:style-name="P14"><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14"><text:span text:style-name="T1">–</text:span> И я в порядке. Вот, возвращаюсь в свой мир. Ну, не совсем в свой. Почти в свой.</text:p>
      <text:p text:style-name="P14"><text:span text:style-name="T1">–</text:span> Навсегда?</text:p>
      <text:p text:style-name="P14"><text:span text:style-name="T1">–</text:span> Скорее всего, да.</text:p>
      <text:p text:style-name="P14"><text:span text:style-name="T1">–</text:span> Это плохо. Я хотела тебе сказать…</text:p>
      <text:p text:style-name="P14"><text:span text:style-name="T1">–</text:span> Не надо, Дэш. Не стоит терзать себя. Мне тоже очень хотелось остаться. Но так надо. Мне очень <text:soft-page-break/>жаль…</text:p>
      <text:p text:style-name="P1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4"><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1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4"><text:span text:style-name="T1">–</text:span> И тебя, и Твайлайт, и Рэрити, и Селестию, и всех-всех-всех… Таковы правила.</text:p>
      <text:p text:style-name="P14"><text:span text:style-name="T4">– </text:span>Дискорд!.. Почему всё так паршиво… Я даже не могу уткнуться носом тебе в грудь. Я прохожу сквозь тебя, <text:span text:style-name="T4">–</text:span> всхлипнула сквозь зубы Рэйнбоу.</text:p>
      <text:p text:style-name="P14">Я опустил руку на шею Дэш и ощутил теплоту и лёгкое покалывание в пустоте.</text:p>
      <text:p text:style-name="P14"><text:span text:style-name="T4">–</text:span> Мне кажется, Дэш, <text:span text:style-name="T1">м</text:span>ы найдём способ связаться. Рано или поздно.</text:p>
      <text:p text:style-name="P14"><text:span text:style-name="T1">–</text:span> И лучше рано, чем поздно! Я не люблю ждать!</text:p>
      <text:p text:style-name="P14"><text:span text:style-name="T1">–</text:span> Да, Дэш. <text:span text:style-name="T1">–</text:span> Её образ начал таять. <text:span text:style-name="T1">–</text:span> Да, я помню. Я всё ещё помню…</text:p>
      <text:p text:style-name="P14"/>
      <text:h text:style-name="Heading_20_2" text:outline-level="2">Земля</text:h>
      <text:p text:style-name="P14"/>
      <text:p text:style-name="P22">Я открыл глаза. Ч<text:span text:style-name="T1">ёёёёёёёрт... У</text:span>же десять... <text:span text:style-name="T1">Башка чугунная. Вот на кой хрен ложиться в два, чтоб потом спать до десяти и нихрена не выспаться при этом?</text:span> На работу опять к <text:span text:style-name="T4">двенадцати приползу</text:span>. Надоело. <text:span text:style-name="T1">Закисать на работе — вредно для мозгов.</text:span> Надо отдохнуть. <text:span text:style-name="T4">Взят</text:span><text:span text:style-name="T1">ь, наконец, </text:span><text:s/>отпуск. <text:span text:style-name="T1">И пошло оно всё к чёрту!</text:span></text:p>
      <text:p text:style-name="P22"><text:span text:style-name="T1">Я нашарил ногами тапки и пошёл в ванную. Проходя мимо стола, зацепился взглядом за</text:span> эскиз <text:span text:style-name="T1">рисунка</text:span>.</text:p>
      <text:p text:style-name="P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2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23">Массаракш!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23">Доставая из стола ключи от машины, опять наткнулся взглядом на эскиз.</text:p>
      <text:p text:style-name="P23"><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23">Назову-ка я фантазию «Последний фанфик».</text:p>
      <text:p text:style-name="P23"/>
      <text:p text:style-name="P23"/>
      <text:p text:style-name="P23"/>
      <text:p text:style-name="P14"/>
      <text:p text:style-name="P14"/>
      <text:p text:style-name="P14"/>
      <text:p text:style-name="P14"/>
      <text:p text:style-name="P14"/>
      <text:p text:style-name="P14"/>
      <text:p text:style-name="P14"/>
      <text:p text:style-name="P1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4"/>
      <text:p text:style-name="P1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9-18T21:37:57.587000000</dc:date>
    <meta:editing-duration>P28DT23H31M53S</meta:editing-duration>
    <meta:editing-cycles>395</meta:editing-cycles>
    <meta:generator>LibreOffice/4.1.2.3$Windows_x86 LibreOffice_project/40b2d7fde7e8d2d7bc5a449dc65df4d08a7dd38</meta:generator>
    <meta:document-statistic meta:table-count="0" meta:image-count="0" meta:object-count="0" meta:page-count="82" meta:paragraph-count="1133" meta:word-count="41564" meta:character-count="278435" meta:non-whitespace-character-count="237194"/>
  </office:meta>
</office:document-meta>
</file>